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8331F8B7E47C349F.png" manifest:media-type="image/png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0000000900000004EACF5464959EDBDA2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family-generic="roman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family-generic="script" style:font-pitch="variable"/>
    <style:font-face style:name="方正楷體1" svg:font-family="方正楷體" style:font-pitch="fixed"/>
    <style:font-face style:name="方正楷體2" svg:font-family="方正楷體" style:font-family-generic="script" style:font-pitch="fixed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2" style:family="graphic" style:parent-style-name="預設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3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4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8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0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4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9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5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57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8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9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6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1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2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3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4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5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6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6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6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7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71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3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4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5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7" style:family="paragraph">
      <loext:graphic-properties draw:fill-color="#ffffff"/>
      <style:paragraph-properties style:writing-mode="lr-tb"/>
      <style:text-properties style:font-size-asian="12pt"/>
    </style:style>
    <style:style style:name="P78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79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8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82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83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84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85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86" style:family="paragraph">
      <style:paragraph-properties fo:margin-left="0cm" fo:margin-right="0cm" fo:text-indent="0cm"/>
    </style:style>
    <style:style style:name="P87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" style:font-size-asian="48pt" style:font-size-complex="48pt"/>
    </style:style>
    <style:style style:name="P88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8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90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4pt" style:font-size-asian="14pt" style:font-size-complex="14pt"/>
    </style:style>
    <style:style style:name="T20" style:family="text">
      <style:text-properties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5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6" style:family="text">
      <style:text-properties style:font-name="PT Sans Narrow" fo:font-size="14pt" style:font-name-asian="PT Sans Narrow" style:font-size-asian="14pt" style:font-size-complex="14pt"/>
    </style:style>
    <style:style style:name="T27" style:family="text">
      <style:text-properties style:font-name="PT Sans Narrow" fo:font-size="13pt" style:font-name-asian="PT Sans Narrow" style:font-size-asian="13pt" style:font-size-complex="13pt"/>
    </style:style>
    <style:style style:name="T28" style:family="text">
      <style:text-properties fo:color="#666666" loext:opacity="100%" style:font-name="PT Sans Narrow" fo:font-size="13pt" style:font-size-asian="13pt" style:font-size-complex="13pt"/>
    </style:style>
    <style:style style:name="T29" style:family="text">
      <style:text-properties style:font-name="PT Sans Narrow" fo:font-size="13pt" style:font-size-asian="13pt" style:font-size-complex="13pt"/>
    </style:style>
    <style:style style:name="T30" style:family="text">
      <style:text-properties style:font-name="PT Sans Narrow" fo:font-size="12pt" style:font-name-asian="PT Sans Narrow" style:font-size-asian="12pt" style:font-size-complex="12pt"/>
    </style:style>
    <style:style style:name="T31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2" style:family="text">
      <style:text-properties fo:color="#666666" loext:opacity="100%" style:font-name="PT Sans Narrow" fo:font-size="11pt" style:font-size-asian="11pt" style:font-size-complex="11pt"/>
    </style:style>
    <style:style style:name="T33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34" style:family="text">
      <style:text-properties style:use-window-font-color="true" loext:opacity="0%" style:font-name="PT Sans Narrow" fo:font-size="11pt" style:font-size-asian="11pt" style:font-size-complex="11pt"/>
    </style:style>
    <style:style style:name="T35" style:family="text">
      <style:text-properties fo:color="#666666" loext:opacity="100%" style:font-name="PT Sans Narrow" fo:font-size="9pt" style:font-size-asian="9pt" style:font-size-complex="9pt"/>
    </style:style>
    <style:style style:name="T36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37" style:family="text">
      <style:text-properties style:use-window-font-color="true" loext:opacity="0%" style:font-name="PT Sans Narrow" fo:font-size="9pt" style:font-size-asian="9pt" style:font-size-complex="9pt"/>
    </style:style>
    <style:style style:name="T38" style:family="text">
      <style:text-properties fo:color="#000000" loext:opacity="100%" style:font-name="PT Sans Narrow" fo:font-size="14pt" style:font-size-asian="14pt" style:font-size-complex="14pt"/>
    </style:style>
    <style:style style:name="T39" style:family="text">
      <style:text-properties fo:color="#000000" loext:opacity="100%" style:font-name="PT Sans Narrow" fo:font-size="15pt" style:font-size-asian="15pt" style:font-size-complex="15pt"/>
    </style:style>
    <style:style style:name="T40" style:family="text">
      <style:text-properties fo:color="#666666" loext:opacity="100%" style:font-name="PT Sans Narrow" fo:font-size="10pt" style:font-size-asian="10pt" style:font-size-complex="10pt"/>
    </style:style>
    <style:style style:name="T41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2" style:family="text">
      <style:text-properties style:font-name="PT Sans Narrow" fo:font-size="10pt" style:font-size-asian="10pt" style:font-size-complex="10pt"/>
    </style:style>
    <style:style style:name="T43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4" style:family="text">
      <style:text-properties fo:color="#666666" loext:opacity="100%" style:font-name="PT Sans Narrow" fo:font-size="12pt" style:font-size-asian="12pt" style:font-size-complex="12pt"/>
    </style:style>
    <style:style style:name="T45" style:family="text">
      <style:text-properties style:font-name="PT Sans Narrow" fo:font-size="12pt" style:font-size-asian="12pt" style:font-size-complex="12pt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7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8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9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8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3cm" svg:height="1.759cm" svg:x="6cm" svg:y="4.801cm">
          <draw:text-box>
            <text:p><text:span text:style-name="T17">B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-- sacomp mt9x9.sa -o mt9x9 &amp;&amp; ./mt9x9</text:span></text:p>
          <text:p text:style-name="P22"><text:span text:style-name="T20"/></text:p>
          <text:p text:style-name="P22"><text:span text:style-name="T20">class MAIN is</text:span></text:p>
          <text:p text:style-name="P22"><text:span text:style-name="T20"><text:s text:c="4"/></text:span><text:span text:style-name="T20">main is</text:span></text:p>
          <text:p text:style-name="P22"><text:span text:style-name="T20"><text:s text:c="8"/></text:span><text:span text:style-name="T20">loop i ::= 1.stepto!(9, 3);</text:span></text:p>
          <text:p text:style-name="P22"><text:span text:style-name="T20"><text:s text:c="12"/></text:span><text:span text:style-name="T20">loop j ::= 1.upto!(9);</text:span></text:p>
          <text:p text:style-name="P22"><text:span text:style-name="T20"><text:s text:c="16"/></text:span><text:span text:style-name="T20">k:ARRAY{INT} := |i, i+1, i+2|;</text:span></text:p>
          <text:p text:style-name="P22"><text:span text:style-name="T20"><text:s text:c="16"/></text:span><text:span text:style-name="T20">loop</text:span></text:p>
          <text:p text:style-name="P22"><text:span text:style-name="T20"><text:s text:c="20"/></text:span><text:span text:style-name="T20">#OUT+ k.elt!+"x"+j+"="+#FMT("%2d", k.elt!*j)+"\t"</text:span></text:p>
          <text:p text:style-name="P22"><text:span text:style-name="T20"><text:s text:c="16"/></text:span><text:span text:style-name="T20">end;</text:span></text:p>
          <text:p text:style-name="P22"><text:span text:style-name="T20"><text:s text:c="16"/></text:span><text:span text:style-name="T20">#OUT+ "\n";</text:span></text:p>
          <text:p text:style-name="P22"><text:span text:style-name="T20"><text:s text:c="12"/></text:span><text:span text:style-name="T20">end;</text:span></text:p>
          <text:p text:style-name="P22"><text:span text:style-name="T20"><text:s text:c="12"/></text:span><text:span text:style-name="T20">#OUT+ "\n";</text:span></text:p>
          <text:p text:style-name="P22"><text:span text:style-name="T20"><text:s text:c="8"/></text:span><text:span text:style-name="T20">end</text:span></text:p>
          <text:p text:style-name="P22"><text:span text:style-name="T20"><text:s text:c="4"/></text:span><text:span text:style-name="T20">end</text:span></text:p>
          <text:p text:style-name="P22"><text:span text:style-name="T2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21">module: mt9x9</text:span></text:p>
          <text:p text:style-name="P22"><text:span text:style-name="T19"/></text:p>
          <text:p text:style-name="P22"><text:span text:style-name="T19">// make-dylan-app mt9x9; mv mt9x9.dylan mt9x9; cd mt9x9;</text:span></text:p>
          <text:p text:style-name="P22"><text:span text:style-name="T19">// dylan-compiler -build mt9x9.lid &amp;&amp; _build/bin/mt9x9</text:span></text:p>
          <text:p text:style-name="P22"><text:span text:style-name="T20">for (i from 1 below 10 by 3)</text:span></text:p>
          <text:p text:style-name="P22"><text:span text:style-name="T20"><text:s text:c="4"/></text:span><text:span text:style-name="T20">for (j from 1 to 9)</text:span></text:p>
          <text:p text:style-name="P22"><text:span text:style-name="T20"><text:s text:c="8"/></text:span><text:span text:style-name="T20">for (k from i to i + 2)</text:span></text:p>
          <text:p text:style-name="P22"><text:span text:style-name="T20"><text:s text:c="12"/></text:span><text:span text:style-name="T20">format-out("%dx%d=%2d\t", k, j, k * j);</text:span></text:p>
          <text:p text:style-name="P22"><text:span text:style-name="T20"><text:s text:c="8"/></text:span><text:span text:style-name="T20">end;</text:span></text:p>
          <text:p text:style-name="P22"><text:span text:style-name="T20"><text:s text:c="8"/></text:span><text:span text:style-name="T20">format-out("\n");</text:span></text:p>
          <text:p text:style-name="P22"><text:span text:style-name="T20"><text:s text:c="4"/></text:span><text:span text:style-name="T20">end;</text:span></text:p>
          <text:p text:style-name="P22"><text:span text:style-name="T20"><text:s text:c="4"/></text:span><text:span text:style-name="T20">format-out("\n");</text:span></text:p>
          <text:p text:style-name="P22"><text:span text:style-name="T20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kite</text:span></text:p>
          <text:p text:style-name="P24"><text:span text:style-name="T14"># ./mt9x9.kite || kite mt9x9.kite</text:span></text:p>
          <text:p text:style-name="P24"><text:span text:style-name="T18"/></text:p>
          <text:p text:style-name="P24"><text:span text:style-name="T15">i = 1;</text:span></text:p>
          <text:p text:style-name="P24"><text:span text:style-name="T15">while(i &lt;= 9) [</text:span></text:p>
          <text:p text:style-name="P24"><text:span text:style-name="T15"><text:s text:c="4"/></text:span><text:span text:style-name="T15">j = 1;</text:span></text:p>
          <text:p text:style-name="P24"><text:span text:style-name="T15"><text:s text:c="4"/></text:span><text:span text:style-name="T15">while(j &lt;= 9) [</text:span></text:p>
          <text:p text:style-name="P24"><text:span text:style-name="T15"><text:s text:c="8"/></text:span><text:span text:style-name="T15">k = i;</text:span></text:p>
          <text:p text:style-name="P24"><text:span text:style-name="T15"><text:s text:c="8"/></text:span><text:span text:style-name="T15">s = "";</text:span></text:p>
          <text:p text:style-name="P24"><text:span text:style-name="T15"><text:s text:c="8"/></text:span><text:span text:style-name="T15">until(k &gt; 2+i) [</text:span></text:p>
          <text:p text:style-name="P24"><text:span text:style-name="T15"><text:s text:c="12"/></text:span><text:span text:style-name="T15">s = s + ("%dx%d=%2d\t" | format([k, j, k*j]));</text:span></text:p>
          <text:p text:style-name="P24"><text:span text:style-name="T15"><text:s text:c="12"/></text:span><text:span text:style-name="T15">k = k + 1;</text:span></text:p>
          <text:p text:style-name="P24"><text:span text:style-name="T15"><text:s text:c="8"/></text:span><text:span text:style-name="T15">];</text:span></text:p>
          <text:p text:style-name="P24"><text:span text:style-name="T15"><text:s text:c="8"/></text:span><text:span text:style-name="T15">s | print;</text:span></text:p>
          <text:p text:style-name="P24"><text:span text:style-name="T15"><text:s text:c="8"/></text:span><text:span text:style-name="T15">j = j + 1;</text:span></text:p>
          <text:p text:style-name="P24"><text:span text:style-name="T15"><text:s text:c="4"/></text:span><text:span text:style-name="T15">];</text:span></text:p>
          <text:p text:style-name="P24"><text:span text:style-name="T15"><text:s text:c="4"/></text:span><text:span text:style-name="T15">"" | print;</text:span></text:p>
          <text:p text:style-name="P24"><text:span text:style-name="T15"><text:s text:c="4"/></text:span><text:span text:style-name="T15">i = i + 3;</text:span></text:p>
          <text:p text:style-name="P24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% cim mt9x9.sim &amp;&amp; ./mt9x9</text:span></text:p>
          <text:p text:style-name="P24"><text:span text:style-name="T18"/></text:p>
          <text:p text:style-name="P24"><text:span text:style-name="T15">Begin</text:span></text:p>
          <text:p text:style-name="P24"><text:span text:style-name="T15"><text:s text:c="4"/></text:span><text:span text:style-name="T15">Integer i, j, k;</text:span></text:p>
          <text:p text:style-name="P24"><text:span text:style-name="T15"><text:s text:c="4"/></text:span><text:span text:style-name="T15">For i := 1 Step 3 Until 9 Do Begin</text:span></text:p>
          <text:p text:style-name="P24"><text:span text:style-name="T15"><text:s text:c="8"/></text:span><text:span text:style-name="T15">For j := 1 Step 1 Until 9 Do Begin</text:span></text:p>
          <text:p text:style-name="P24"><text:span text:style-name="T15"><text:s text:c="12"/></text:span><text:span text:style-name="T15">For k := i Step 1 Until i+2 Do Begin</text:span></text:p>
          <text:p text:style-name="P24"><text:span text:style-name="T15"><text:s text:c="16"/></text:span><text:span text:style-name="T15">OutInt(k, 0);</text:span></text:p>
          <text:p text:style-name="P24"><text:span text:style-name="T15"><text:s text:c="16"/></text:span><text:span text:style-name="T15">OutText("x");</text:span></text:p>
          <text:p text:style-name="P24"><text:span text:style-name="T15"><text:s text:c="16"/></text:span><text:span text:style-name="T15">OutInt(j, 0);</text:span></text:p>
          <text:p text:style-name="P24"><text:span text:style-name="T15"><text:s text:c="16"/></text:span><text:span text:style-name="T15">OutText("=");</text:span></text:p>
          <text:p text:style-name="P24"><text:span text:style-name="T15"><text:s text:c="16"/></text:span><text:span text:style-name="T15">OutInt(k*j, 2);</text:span></text:p>
          <text:p text:style-name="P24"><text:span text:style-name="T15"><text:s text:c="16"/></text:span><text:span text:style-name="T15">OutText("!9!")</text:span></text:p>
          <text:p text:style-name="P24"><text:span text:style-name="T15"><text:s text:c="12"/></text:span><text:span text:style-name="T15">End;</text:span></text:p>
          <text:p text:style-name="P24"><text:span text:style-name="T15"><text:s text:c="12"/></text:span><text:span text:style-name="T15">OutImage</text:span></text:p>
          <text:p text:style-name="P24"><text:span text:style-name="T15"><text:s text:c="8"/></text:span><text:span text:style-name="T15">End;</text:span></text:p>
          <text:p text:style-name="P24"><text:span text:style-name="T15"><text:s text:c="8"/></text:span><text:span text:style-name="T15">OutImage</text:span></text:p>
          <text:p text:style-name="P24"><text:span text:style-name="T15"><text:s text:c="4"/></text:span><text:span text:style-name="T15">End</text:span></text:p>
          <text:p text:style-name="P24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7" draw:layer="layout" svg:width="11.2cm" svg:height="11.4cm" svg:x="1.2cm" svg:y="6.8cm">
          <text:p text:style-name="P26"><text:span text:style-name="T14">(* obnc mt9x9.obn &amp;&amp; ./mt9x9 *)</text:span></text:p>
          <text:p text:style-name="P26"><text:span text:style-name="T22"/></text:p>
          <text:p text:style-name="P26"><text:span text:style-name="T23">MODULE mt9x9;</text:span></text:p>
          <text:p text:style-name="P26"><text:span text:style-name="T23"><text:s text:c="4"/></text:span><text:span text:style-name="T23">IMPORT Out;</text:span></text:p>
          <text:p text:style-name="P26"><text:span text:style-name="T23"><text:s text:c="4"/></text:span><text:span text:style-name="T23">VAR i, j, k : INTEGER;</text:span></text:p>
          <text:p text:style-name="P26"><text:span text:style-name="T23">BEGIN</text:span></text:p>
          <text:p text:style-name="P26"><text:span text:style-name="T23"><text:s text:c="4"/></text:span><text:span text:style-name="T23">FOR i := 1 TO 9 BY 3 DO</text:span></text:p>
          <text:p text:style-name="P26"><text:span text:style-name="T23"><text:s text:c="8"/></text:span><text:span text:style-name="T23">FOR j := 1 TO 9 DO</text:span></text:p>
          <text:p text:style-name="P26"><text:span text:style-name="T23"><text:s text:c="12"/></text:span><text:span text:style-name="T23">FOR k := i TO i+2 DO</text:span></text:p>
          <text:p text:style-name="P26"><text:span text:style-name="T23"><text:s text:c="15"/></text:span><text:span text:style-name="T23">Out.Int(k,1);</text:span></text:p>
          <text:p text:style-name="P26"><text:span text:style-name="T23"><text:s text:c="15"/></text:span><text:span text:style-name="T23">Out.String("x");</text:span></text:p>
          <text:p text:style-name="P26"><text:span text:style-name="T23"><text:s text:c="15"/></text:span><text:span text:style-name="T23">Out.Int(j,1);</text:span></text:p>
          <text:p text:style-name="P26"><text:span text:style-name="T23"><text:s text:c="15"/></text:span><text:span text:style-name="T23">Out.String("=");</text:span></text:p>
          <text:p text:style-name="P26"><text:span text:style-name="T23"><text:s text:c="15"/></text:span><text:span text:style-name="T23">Out.Int(k*j,2);</text:span></text:p>
          <text:p text:style-name="P26"><text:span text:style-name="T23"><text:s text:c="15"/></text:span><text:span text:style-name="T23">Out.Char(09X)</text:span></text:p>
          <text:p text:style-name="P26"><text:span text:style-name="T23"><text:s text:c="12"/></text:span><text:span text:style-name="T23">END;</text:span></text:p>
          <text:p text:style-name="P26"><text:span text:style-name="T23"><text:s text:c="12"/></text:span><text:span text:style-name="T23">Out.Char(0AX)</text:span></text:p>
          <text:p text:style-name="P26"><text:span text:style-name="T23"><text:s text:c="8"/></text:span><text:span text:style-name="T23">END;</text:span></text:p>
          <text:p text:style-name="P26"><text:span text:style-name="T23"><text:s text:c="8"/></text:span><text:span text:style-name="T23">Out.Ln</text:span></text:p>
          <text:p text:style-name="P26"><text:span text:style-name="T23"><text:s text:c="4"/></text:span><text:span text:style-name="T23">END</text:span></text:p>
          <text:p text:style-name="P26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9" draw:layer="layout" svg:width="11.2cm" svg:height="11.4cm" svg:x="13.151cm" svg:y="6.8cm">
          <text:p text:style-name="P28"><text:span text:style-name="T14">(* m2c -all mt9x9.mod -o mt9x9 &amp;&amp; ./mt9x9 *)</text:span></text:p>
          <text:p text:style-name="P28"><text:span text:style-name="T22"/></text:p>
          <text:p text:style-name="P28"><text:span text:style-name="T23">MODULE mt9x9;</text:span></text:p>
          <text:p text:style-name="P28"><text:span text:style-name="T23">IMPORT InOut;</text:span></text:p>
          <text:p text:style-name="P28"><text:span text:style-name="T23">VAR</text:span></text:p>
          <text:p text:style-name="P28"><text:span text:style-name="T23"><text:s text:c="2"/></text:span><text:span text:style-name="T23">i, j, k: CARDINAL;</text:span></text:p>
          <text:p text:style-name="P28"><text:span text:style-name="T23">BEGIN</text:span></text:p>
          <text:p text:style-name="P28"><text:span text:style-name="T23"><text:s text:c="4"/></text:span><text:span text:style-name="T23">FOR i:=1 TO 9 BY 3 DO</text:span></text:p>
          <text:p text:style-name="P28"><text:span text:style-name="T23"><text:s text:c="8"/></text:span><text:span text:style-name="T23">FOR j:=1 TO 9 DO</text:span></text:p>
          <text:p text:style-name="P28"><text:span text:style-name="T23"><text:s text:c="12"/></text:span><text:span text:style-name="T23">FOR k:=i TO i+2 DO</text:span></text:p>
          <text:p text:style-name="P28"><text:span text:style-name="T23"><text:s text:c="16"/></text:span><text:span text:style-name="T23">InOut.WriteInt(k, 1);</text:span></text:p>
          <text:p text:style-name="P28"><text:span text:style-name="T23"><text:s text:c="16"/></text:span><text:span text:style-name="T23">InOut.Write('x');</text:span></text:p>
          <text:p text:style-name="P28"><text:span text:style-name="T23"><text:s text:c="16"/></text:span><text:span text:style-name="T23">InOut.WriteInt(j, 1);</text:span></text:p>
          <text:p text:style-name="P28"><text:span text:style-name="T23"><text:s text:c="16"/></text:span><text:span text:style-name="T23">InOut.Write('=');</text:span></text:p>
          <text:p text:style-name="P28"><text:span text:style-name="T23"><text:s text:c="16"/></text:span><text:span text:style-name="T23">InOut.WriteInt(k*j, 2);</text:span></text:p>
          <text:p text:style-name="P28"><text:span text:style-name="T23"><text:s text:c="16"/></text:span><text:span text:style-name="T23">InOut.Write(11C);</text:span></text:p>
          <text:p text:style-name="P28"><text:span text:style-name="T23"><text:s text:c="12"/></text:span><text:span text:style-name="T23">END;</text:span></text:p>
          <text:p text:style-name="P28"><text:span text:style-name="T23"><text:s text:c="12"/></text:span><text:span text:style-name="T23">InOut.Write(12C);</text:span></text:p>
          <text:p text:style-name="P28"><text:span text:style-name="T23"><text:s text:c="8"/></text:span><text:span text:style-name="T23">END;</text:span></text:p>
          <text:p text:style-name="P28"><text:span text:style-name="T23"><text:s text:c="8"/></text:span><text:span text:style-name="T23">InOut.WriteLn;</text:span></text:p>
          <text:p text:style-name="P28"><text:span text:style-name="T23"><text:s text:c="4"/></text:span><text:span text:style-name="T23">END;</text:span></text:p>
          <text:p text:style-name="P28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1" draw:layer="layout" svg:width="11.2cm" svg:height="11.4cm" svg:x="1.2cm" svg:y="6.8cm">
          <text:p text:style-name="P30"><text:span text:style-name="T14">-- gnat make mt9x9.adb &amp;&amp; ./mt9x9</text:span></text:p>
          <text:p text:style-name="P30"><text:span text:style-name="T18"/></text:p>
          <text:p text:style-name="P30"><text:span text:style-name="T15">with Ada.Text_IO; use Ada.Text_IO;</text:span></text:p>
          <text:p text:style-name="P30"><text:span text:style-name="T15">procedure mt9x9 is</text:span></text:p>
          <text:p text:style-name="P30"><text:span text:style-name="T15"><text:s text:c="4"/></text:span><text:span text:style-name="T15">package IO is new Integer_IO (Integer); use IO;</text:span></text:p>
          <text:p text:style-name="P30"><text:span text:style-name="T15"><text:s text:c="4"/></text:span><text:span text:style-name="T15">V : array (1..3) of Integer := (1, 4, 7);</text:span></text:p>
          <text:p text:style-name="P30"><text:span text:style-name="T15">begin</text:span></text:p>
          <text:p text:style-name="P30"><text:span text:style-name="T15"><text:s text:c="4"/></text:span><text:span text:style-name="T15">for i of V loop</text:span></text:p>
          <text:p text:style-name="P30"><text:span text:style-name="T15"><text:s text:c="8"/></text:span><text:span text:style-name="T15">for j in 1..9 loop</text:span></text:p>
          <text:p text:style-name="P30"><text:span text:style-name="T15"><text:s text:c="12"/></text:span><text:span text:style-name="T15">for k in i..i+2 loop</text:span></text:p>
          <text:p text:style-name="P30"><text:span text:style-name="T15"><text:s text:c="16"/></text:span><text:span text:style-name="T15">Put (k, Width =&gt; 1); Put ("x"); Put (j, Width =&gt; 1);</text:span></text:p>
          <text:p text:style-name="P30"><text:span text:style-name="T15"><text:s text:c="16"/></text:span><text:span text:style-name="T15">Put ("="); Put (k*j, Width =&gt; 2); Put (ASCII.HT);</text:span></text:p>
          <text:p text:style-name="P30"><text:span text:style-name="T15"><text:s text:c="12"/></text:span><text:span text:style-name="T15">end loop;</text:span></text:p>
          <text:p text:style-name="P30"><text:span text:style-name="T15"><text:s text:c="12"/></text:span><text:span text:style-name="T15">Put_Line ("");</text:span></text:p>
          <text:p text:style-name="P30"><text:span text:style-name="T15"><text:s text:c="8"/></text:span><text:span text:style-name="T15">end loop;</text:span></text:p>
          <text:p text:style-name="P30"><text:span text:style-name="T15"><text:s text:c="8"/></text:span><text:span text:style-name="T15">New_Line;</text:span></text:p>
          <text:p text:style-name="P30"><text:span text:style-name="T15"><text:s text:c="4"/></text:span><text:span text:style-name="T15">end loop;</text:span></text:p>
          <text:p text:style-name="P3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3" draw:layer="layout" svg:width="11.2cm" svg:height="11.4cm" svg:x="13.151cm" svg:y="6.8cm">
          <text:p text:style-name="P32"><text:span text:style-name="T14">{ fpc mt9x9.pas &amp;&amp; ./mt9x9 }</text:span></text:p>
          <text:p text:style-name="P32"><text:span text:style-name="T18"/></text:p>
          <text:p text:style-name="P32"><text:span text:style-name="T15">program mt9x9;</text:span></text:p>
          <text:p text:style-name="P32"><text:span text:style-name="T15">uses SysUtils;</text:span></text:p>
          <text:p text:style-name="P32"><text:span text:style-name="T15">var</text:span></text:p>
          <text:p text:style-name="P32"><text:span text:style-name="T15"><text:s text:c="4"/></text:span><text:span text:style-name="T15">i, j, k : Integer;</text:span></text:p>
          <text:p text:style-name="P32"><text:span text:style-name="T15">begin</text:span></text:p>
          <text:p text:style-name="P32"><text:span text:style-name="T15"><text:s text:c="4"/></text:span><text:span text:style-name="T15">for i in [1, 4, 7] do</text:span></text:p>
          <text:p text:style-name="P32"><text:span text:style-name="T15"><text:s text:c="4"/></text:span><text:span text:style-name="T15">begin</text:span></text:p>
          <text:p text:style-name="P32"><text:span text:style-name="T15"><text:s text:c="8"/></text:span><text:span text:style-name="T15">for j := 1 to 9 do</text:span></text:p>
          <text:p text:style-name="P32"><text:span text:style-name="T15"><text:s text:c="8"/></text:span><text:span text:style-name="T15">begin</text:span></text:p>
          <text:p text:style-name="P32"><text:span text:style-name="T15"><text:s text:c="12"/></text:span><text:span text:style-name="T15">for k := i to i+2 do</text:span></text:p>
          <text:p text:style-name="P32"><text:span text:style-name="T15"><text:s text:c="12"/></text:span><text:span text:style-name="T15">begin</text:span></text:p>
          <text:p text:style-name="P32"><text:span text:style-name="T15"><text:s text:c="16"/></text:span><text:span text:style-name="T15">Write(Format('%dx%d=%2d'#9, [k, j, k*j]));</text:span></text:p>
          <text:p text:style-name="P32"><text:span text:style-name="T15"><text:s text:c="12"/></text:span><text:span text:style-name="T15">end;</text:span></text:p>
          <text:p text:style-name="P32"><text:span text:style-name="T15"><text:s text:c="12"/></text:span><text:span text:style-name="T15">Write(#10);</text:span></text:p>
          <text:p text:style-name="P32"><text:span text:style-name="T15"><text:s text:c="8"/></text:span><text:span text:style-name="T15">end;</text:span></text:p>
          <text:p text:style-name="P32"><text:span text:style-name="T15"><text:s text:c="8"/></text:span><text:span text:style-name="T15">Writeln;</text:span></text:p>
          <text:p text:style-name="P32"><text:span text:style-name="T15"><text:s text:c="4"/></text:span><text:span text:style-name="T15">end;</text:span></text:p>
          <text:p text:style-name="P32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36" draw:layer="layout" svg:width="11.2cm" svg:height="11.4cm" svg:x="1.2cm" svg:y="6.8cm">
          <text:p text:style-name="P34"><text:span text:style-name="T14">/* plic -C -dELF -lsiaxgo -ew mt9x9.pli -o mt9x9.o</text:span></text:p>
          <text:p text:style-name="P34"><text:span text:style-name="T14">ld -z muldefs -Bstatic --oformat=elf32-i386 \</text:span></text:p>
          <text:p text:style-name="P34"><text:span text:style-name="T14"><text:s text:c="4"/></text:span><text:span text:style-name="T14">-melf_i386 -e main mt9x9.o libprf.a -o mt9x9 */</text:span></text:p>
          <text:p text:style-name="P35"><text:span text:style-name="T22"/></text:p>
          <text:p text:style-name="P35"><text:span text:style-name="T23">mt9x9: proc options(main);</text:span></text:p>
          <text:p text:style-name="P35"><text:span text:style-name="T23"><text:s text:c="4"/></text:span><text:span text:style-name="T23">dcl(i, j, k) fixed dec(1);</text:span></text:p>
          <text:p text:style-name="P35"><text:span text:style-name="T23"><text:s text:c="4"/></text:span><text:span text:style-name="T23">do i = 1 to 9 by 3;</text:span></text:p>
          <text:p text:style-name="P35"><text:span text:style-name="T23"><text:s text:c="8"/></text:span><text:span text:style-name="T23">do j = 1 to 9;</text:span></text:p>
          <text:p text:style-name="P35"><text:span text:style-name="T23"><text:s text:c="12"/></text:span><text:span text:style-name="T23">do k = i to i+2;</text:span></text:p>
          <text:p text:style-name="P35"><text:span text:style-name="T23"><text:s text:c="16"/></text:span><text:span text:style-name="T23">put edit (k, 'x', j, '=', k*j) (P'9', A, P'9', A, P'Z9');</text:span></text:p>
          <text:p text:style-name="P35"><text:span text:style-name="T23"><text:s text:c="16"/></text:span><text:span text:style-name="T23">put edit ('09'X) (A);</text:span></text:p>
          <text:p text:style-name="P35"><text:span text:style-name="T23"><text:s text:c="12"/></text:span><text:span text:style-name="T23">end;</text:span></text:p>
          <text:p text:style-name="P35"><text:span text:style-name="T23"><text:s text:c="12"/></text:span><text:span text:style-name="T23">put skip edit ('') (A);</text:span></text:p>
          <text:p text:style-name="P35"><text:span text:style-name="T23"><text:s text:c="8"/></text:span><text:span text:style-name="T23">end;</text:span></text:p>
          <text:p text:style-name="P35"><text:span text:style-name="T23"><text:s text:c="8"/></text:span><text:span text:style-name="T23">put skip edit ('') (A);</text:span></text:p>
          <text:p text:style-name="P35"><text:span text:style-name="T23"><text:s text:c="4"/></text:span><text:span text:style-name="T23">end;</text:span></text:p>
          <text:p text:style-name="P35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(* ocamlc mt9x9.ml &amp;&amp; ./mt9x9 || ocaml mt9x9.ml *)</text:span></text:p>
          <text:p text:style-name="P37"><text:span text:style-name="T22"/></text:p>
          <text:p text:style-name="P37"><text:span text:style-name="T23">for i = 1 to 3 do</text:span></text:p>
          <text:p text:style-name="P37"><text:span text:style-name="T23"><text:s text:c="4"/></text:span><text:span text:style-name="T23">for j = 1 to 9 do</text:span></text:p>
          <text:p text:style-name="P37"><text:span text:style-name="T23"><text:s text:c="8"/></text:span><text:span text:style-name="T23">for k = i*3-2 to i*3 do</text:span></text:p>
          <text:p text:style-name="P37"><text:span text:style-name="T24"><text:s text:c="12"/></text:span><text:span text:style-name="T23">Printf.printf "%dx%d=%2d\t" k j (k*j)</text:span></text:p>
          <text:p text:style-name="P37"><text:span text:style-name="T23"><text:s text:c="8"/></text:span><text:span text:style-name="T23">done;</text:span></text:p>
          <text:p text:style-name="P37"><text:span text:style-name="T23"><text:s text:c="8"/></text:span><text:span text:style-name="T23">print_string "\n"</text:span></text:p>
          <text:p text:style-name="P37"><text:span text:style-name="T23"><text:s text:c="4"/></text:span><text:span text:style-name="T23">done;</text:span></text:p>
          <text:p text:style-name="P37"><text:span text:style-name="T23"><text:s text:c="4"/></text:span><text:span text:style-name="T23">print_newline()</text:span></text:p>
          <text:p text:style-name="P37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1cm" svg:y="6.8cm">
          <text:p text:style-name="P20"><text:span text:style-name="T14">(* mlton mt9x9.sml &amp;&amp; ./mt9x9 *)</text:span></text:p>
          <text:p text:style-name="P39"><text:span text:style-name="T18"/></text:p>
          <text:p text:style-name="P39"><text:span text:style-name="T15">val i = ref 1;</text:span></text:p>
          <text:p text:style-name="P39"><text:span text:style-name="T15">val j = ref 1;</text:span></text:p>
          <text:p text:style-name="P39"><text:span text:style-name="T15">val k = ref 1;</text:span></text:p>
          <text:p text:style-name="P39"><text:span text:style-name="T15">while (!i &lt;= 7) do (</text:span></text:p>
          <text:p text:style-name="P39"><text:span text:style-name="T15"><text:s text:c="4"/></text:span><text:span text:style-name="T15">j := 1;</text:span></text:p>
          <text:p text:style-name="P39"><text:span text:style-name="T15"><text:s text:c="4"/></text:span><text:span text:style-name="T15">while (!j &lt;= 9) do (</text:span></text:p>
          <text:p text:style-name="P39"><text:span text:style-name="T15"><text:s text:c="8"/></text:span><text:span text:style-name="T15">k := !i;</text:span></text:p>
          <text:p text:style-name="P39"><text:span text:style-name="T15"><text:s text:c="8"/></text:span><text:span text:style-name="T15">while (!k &lt;= (!i + 2)) do (</text:span></text:p>
          <text:p text:style-name="P39"><text:span text:style-name="T15"><text:s text:c="12"/></text:span><text:span text:style-name="T15">print (Int.toString (!k) ^ "x" ^ Int.toString (!j) ^ "=");</text:span></text:p>
          <text:p text:style-name="P39"><text:span text:style-name="T15"><text:s text:c="12"/></text:span><text:span text:style-name="T15">print (if (!k * !j) &lt; 10 then " " else "");</text:span></text:p>
          <text:p text:style-name="P39"><text:span text:style-name="T15"><text:s text:c="12"/></text:span><text:span text:style-name="T15">print (Int.toString (!k * !j) ^ "\t");</text:span></text:p>
          <text:p text:style-name="P39"><text:span text:style-name="T15"><text:s text:c="12"/></text:span><text:span text:style-name="T15">k := !k + 1</text:span></text:p>
          <text:p text:style-name="P39"><text:span text:style-name="T15"><text:s text:c="8"/></text:span><text:span text:style-name="T15">);</text:span></text:p>
          <text:p text:style-name="P39"><text:span text:style-name="T15"><text:s text:c="8"/></text:span><text:span text:style-name="T15">print "\n";</text:span></text:p>
          <text:p text:style-name="P39"><text:span text:style-name="T15"><text:s text:c="8"/></text:span><text:span text:style-name="T15">j := !j + 1</text:span></text:p>
          <text:p text:style-name="P39"><text:span text:style-name="T15"><text:s text:c="4"/></text:span><text:span text:style-name="T15">);</text:span></text:p>
          <text:p text:style-name="P39"><text:span text:style-name="T15"><text:s text:c="4"/></text:span><text:span text:style-name="T15">print "\n";</text:span></text:p>
          <text:p text:style-name="P39"><text:span text:style-name="T15"><text:s text:c="4"/></text:span><text:span text:style-name="T15">i := !i + 3</text:span></text:p>
          <text:p text:style-name="P39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9">#!/usr/bin/axi</text:span></text:p>
          <text:p text:style-name="P41"><text:span text:style-name="T19"># axc mt9x9.als &amp;&amp; axi mt9x9.axc || ./mt9x9.als || axi mt9x9.als</text:span></text:p>
          <text:p text:style-name="P41"><text:span text:style-name="T25"/></text:p>
          <text:p text:style-name="P41"><text:span text:style-name="T21">trans i 0</text:span></text:p>
          <text:p text:style-name="P41"><text:span text:style-name="T21">trans j 0</text:span></text:p>
          <text:p text:style-name="P41"><text:span text:style-name="T21">trans k 0</text:span></text:p>
          <text:p text:style-name="P41"><text:span text:style-name="T21">loop (i:= 1) (&lt;= i 9) (i:+= 3) {</text:span></text:p>
          <text:p text:style-name="P41"><text:span text:style-name="T21"><text:s text:c="4"/></text:span><text:span text:style-name="T21">loop (j:= 1) (&lt;= j 9) (j:++) {</text:span></text:p>
          <text:p text:style-name="P41"><text:span text:style-name="T21"><text:s text:c="8"/></text:span><text:span text:style-name="T21">loop (k:= i) (&lt;= k (+ i 2)) (k:++) {</text:span></text:p>
          <text:p text:style-name="P41"><text:span text:style-name="T21"><text:s text:c="12"/></text:span><text:span text:style-name="T21">trans s (String (* k j))</text:span></text:p>
          <text:p text:style-name="P41"><text:span text:style-name="T21"><text:s text:c="12"/></text:span><text:span text:style-name="T21">print k 'x' j '=' (s:fill-left ' ' 2) '\t'</text:span></text:p>
          <text:p text:style-name="P41"><text:span text:style-name="T21"><text:s text:c="8"/></text:span><text:span text:style-name="T21">}</text:span></text:p>
          <text:p text:style-name="P41"><text:span text:style-name="T21"><text:s text:c="8"/></text:span><text:span text:style-name="T21">print '\n'</text:span></text:p>
          <text:p text:style-name="P41"><text:span text:style-name="T21"><text:s text:c="4"/></text:span><text:span text:style-name="T21">}</text:span></text:p>
          <text:p text:style-name="P41"><text:span text:style-name="T21"><text:s text:c="4"/></text:span><text:span text:style-name="T21">println</text:span></text:p>
          <text:p text:style-name="P41"><text:span text:style-name="T2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#!/usr/bin/rebol -q</text:span></text:p>
          <text:p text:style-name="P22"><text:span text:style-name="T19">; ./mt9x9.r || rebol -q mt9x9.r</text:span></text:p>
          <text:p text:style-name="P22"><text:span text:style-name="T26"/></text:p>
          <text:p text:style-name="P22"><text:span text:style-name="T20">rebol []</text:span></text:p>
          <text:p text:style-name="P22"><text:span text:style-name="T20">foreach i [1 4 7] [</text:span></text:p>
          <text:p text:style-name="P22"><text:span text:style-name="T20"><text:s text:c="4"/></text:span><text:span text:style-name="T20">repeat j 9 [</text:span></text:p>
          <text:p text:style-name="P22"><text:span text:style-name="T20"><text:s text:c="8"/></text:span><text:span text:style-name="T20">for k i (i + 2) 1 [</text:span></text:p>
          <text:p text:style-name="P22"><text:span text:style-name="T20"><text:s text:c="12"/></text:span><text:span text:style-name="T20">prin rejoin [k "x" j "=" either k * j &lt; 10 [" "] [""] k * j tab]</text:span></text:p>
          <text:p text:style-name="P22"><text:span text:style-name="T20"><text:s text:c="8"/></text:span><text:span text:style-name="T20">]</text:span></text:p>
          <text:p text:style-name="P22"><text:span text:style-name="T20"><text:s text:c="8"/></text:span><text:span text:style-name="T20">prin crlf</text:span></text:p>
          <text:p text:style-name="P22"><text:span text:style-name="T20"><text:s text:c="4"/></text:span><text:span text:style-name="T20">]</text:span></text:p>
          <text:p text:style-name="P22"><text:span text:style-name="T20"><text:s text:c="4"/></text:span><text:span text:style-name="T20">print ""</text:span></text:p>
          <text:p text:style-name="P22"><text:span text:style-name="T20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// rustc mt9x9.rs &amp;&amp; ./mt9x9</text:span></text:p>
          <text:p text:style-name="P43"><text:span text:style-name="T16"/></text:p>
          <text:p text:style-name="P43"><text:span text:style-name="T23">fn main() {</text:span></text:p>
          <text:p text:style-name="P43"><text:span text:style-name="T23"><text:s text:c="4"/></text:span><text:span text:style-name="T23">for i in (1..10).step_by(3) {</text:span></text:p>
          <text:p text:style-name="P43"><text:span text:style-name="T23"><text:s text:c="8"/></text:span><text:span text:style-name="T23">for j in 1..10 {</text:span></text:p>
          <text:p text:style-name="P43"><text:span text:style-name="T23"><text:s text:c="12"/></text:span><text:span text:style-name="T23">for k in &amp;[i, i+1, i+2] {</text:span></text:p>
          <text:p text:style-name="P43"><text:span text:style-name="T23"><text:s text:c="16"/></text:span><text:span text:style-name="T23">print!("{}x{}={:2}\t", k, j, k*j);</text:span></text:p>
          <text:p text:style-name="P43"><text:span text:style-name="T23"><text:s text:c="12"/></text:span><text:span text:style-name="T23">}</text:span></text:p>
          <text:p text:style-name="P43"><text:span text:style-name="T23"><text:s text:c="12"/></text:span><text:span text:style-name="T23">print!("\n"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println!();</text:span></text:p>
          <text:p text:style-name="P43"><text:span text:style-name="T23"><text:s text:c="4"/></text:span><text:span text:style-name="T23">}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9">#!/usr/bin/s7</text:span></text:p>
          <text:p text:style-name="P44"><text:span text:style-name="T19"># s7c mt9x9.sd7 &amp;&amp; ./mt9x9 || s7 mt9x9.sd7 || ./mt9x9.sd7</text:span></text:p>
          <text:p text:style-name="P44"><text:span text:style-name="T25"/></text:p>
          <text:p text:style-name="P44"><text:span text:style-name="T20">$ include "seed7_05.s7i";</text:span></text:p>
          <text:p text:style-name="P44"><text:span text:style-name="T20">const proc: main is func</text:span></text:p>
          <text:p text:style-name="P44"><text:span text:style-name="T20"><text:s text:c="4"/></text:span><text:span text:style-name="T20">local</text:span></text:p>
          <text:p text:style-name="P44"><text:span text:style-name="T20"><text:s text:c="8"/></text:span><text:span text:style-name="T20">var integer: i is 1;</text:span></text:p>
          <text:p text:style-name="P44"><text:span text:style-name="T20"><text:s text:c="8"/></text:span><text:span text:style-name="T20">var integer: j is 1;</text:span></text:p>
          <text:p text:style-name="P44"><text:span text:style-name="T20"><text:s text:c="8"/></text:span><text:span text:style-name="T20">var integer: k is 1;</text:span></text:p>
          <text:p text:style-name="P44"><text:span text:style-name="T20"><text:s text:c="4"/></text:span><text:span text:style-name="T20">begin</text:span></text:p>
          <text:p text:style-name="P44"><text:span text:style-name="T20"><text:s text:c="8"/></text:span><text:span text:style-name="T20">for i range 1 to 9 step 3 do</text:span></text:p>
          <text:p text:style-name="P44"><text:span text:style-name="T20"><text:s text:c="12"/></text:span><text:span text:style-name="T20">for j range 1 to 9 do</text:span></text:p>
          <text:p text:style-name="P44"><text:span text:style-name="T20"><text:s text:c="16"/></text:span><text:span text:style-name="T20">for k range [](i, i+1, i+2) do</text:span></text:p>
          <text:p text:style-name="P44"><text:span text:style-name="T20"><text:s text:c="20"/></text:span><text:span text:style-name="T20">write(k &lt;&amp; "x" &lt;&amp; j &lt;&amp; "=" &lt;&amp; k*j lpad 2 &lt;&amp; "\t");</text:span></text:p>
          <text:p text:style-name="P44"><text:span text:style-name="T20"><text:s text:c="16"/></text:span><text:span text:style-name="T20">end for;</text:span></text:p>
          <text:p text:style-name="P44"><text:span text:style-name="T20"><text:s text:c="16"/></text:span><text:span text:style-name="T20">write("\n");</text:span></text:p>
          <text:p text:style-name="P44"><text:span text:style-name="T20"><text:s text:c="12"/></text:span><text:span text:style-name="T20">end for;</text:span></text:p>
          <text:p text:style-name="P44"><text:span text:style-name="T20"><text:s text:c="12"/></text:span><text:span text:style-name="T20">writeln;</text:span></text:p>
          <text:p text:style-name="P44"><text:span text:style-name="T20"><text:s text:c="8"/></text:span><text:span text:style-name="T20">end for;</text:span></text:p>
          <text:p text:style-name="P44"><text:span text:style-name="T20"><text:s text:c="4"/></text:span><text:span text:style-name="T20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never -f</text:span></text:p>
          <text:p text:style-name="P24"><text:span text:style-name="T14"># ./mt9x9.nev || never -f mt9x9.nev</text:span></text:p>
          <text:p text:style-name="P24"><text:span text:style-name="T18"/></text:p>
          <text:p text:style-name="P46"><text:span text:style-name="T15">func main() -&gt; int {</text:span></text:p>
          <text:p text:style-name="P46"><text:span text:style-name="T15"><text:s text:c="4"/></text:span><text:span text:style-name="T15">var i = 0;</text:span></text:p>
          <text:p text:style-name="P46"><text:span text:style-name="T15"><text:s text:c="4"/></text:span><text:span text:style-name="T15">for (i = 1; i &lt;= 9; i = i+3) {</text:span></text:p>
          <text:p text:style-name="P46"><text:span text:style-name="T15"><text:s text:c="8"/></text:span><text:span text:style-name="T15">var j = 0;</text:span></text:p>
          <text:p text:style-name="P46"><text:span text:style-name="T15"><text:s text:c="8"/></text:span><text:span text:style-name="T15">for (j = 1; j &lt;= 9; j = j+1) {</text:span></text:p>
          <text:p text:style-name="P46"><text:span text:style-name="T15"><text:s text:c="12"/></text:span><text:span text:style-name="T15">var k = 0;</text:span></text:p>
          <text:p text:style-name="P46"><text:span text:style-name="T15"><text:s text:c="12"/></text:span><text:span text:style-name="T15">for (k = i; k &lt;= i+2; k = k+1) {</text:span></text:p>
          <text:p text:style-name="P46"><text:span text:style-name="T15"><text:s text:c="16"/></text:span><text:span text:style-name="T15">prints(k + "x" + j + "=");</text:span></text:p>
          <text:p text:style-name="P46"><text:span text:style-name="T15"><text:s text:c="16"/></text:span><text:span text:style-name="T15">if (k*j &lt; 10) {prints(" ")} else {prints("")};</text:span></text:p>
          <text:p text:style-name="P46"><text:span text:style-name="T15"><text:s text:c="16"/></text:span><text:span text:style-name="T15">prints(k*j + "\t")</text:span></text:p>
          <text:p text:style-name="P46"><text:span text:style-name="T15"><text:s text:c="12"/></text:span><text:span text:style-name="T15">};</text:span></text:p>
          <text:p text:style-name="P46"><text:span text:style-name="T15"><text:s text:c="12"/></text:span><text:span text:style-name="T15">prints("\n")</text:span></text:p>
          <text:p text:style-name="P46"><text:span text:style-name="T15"><text:s text:c="8"/></text:span><text:span text:style-name="T15">};</text:span></text:p>
          <text:p text:style-name="P46"><text:span text:style-name="T15"><text:s text:c="8"/></text:span><text:span text:style-name="T15">prints("\n")</text:span></text:p>
          <text:p text:style-name="P46"><text:span text:style-name="T15"><text:s text:c="4"/></text:span><text:span text:style-name="T15">}</text:span></text:p>
          <text:p text:style-name="P46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9" draw:text-style-name="P23" draw:layer="layout" svg:width="11.2cm" svg:height="11.4cm" svg:x="13.15cm" svg:y="6.8cm">
          <text:p text:style-name="P22"><text:span text:style-name="T19">// surgescript mt9x9.ss</text:span></text:p>
          <text:p text:style-name="P22"><text:span text:style-name="T25"/></text:p>
          <text:p text:style-name="P22"><text:span text:style-name="T20">object "Application" {</text:span></text:p>
          <text:p text:style-name="P22"><text:span text:style-name="T20"><text:s text:c="4"/></text:span><text:span text:style-name="T20">state "main" {</text:span></text:p>
          <text:p text:style-name="P22"><text:span text:style-name="T20"><text:s text:c="8"/></text:span><text:span text:style-name="T20">for(i = 1; i &lt;= 9; i += 3) {</text:span></text:p>
          <text:p text:style-name="P22"><text:span text:style-name="T20"><text:s text:c="12"/></text:span><text:span text:style-name="T20">for(j = 1; j &lt;= 9; j++) {</text:span></text:p>
          <text:p text:style-name="P22"><text:span text:style-name="T20"><text:s text:c="16"/></text:span><text:span text:style-name="T20">foreach(k in [i, i+1, i+2]) {</text:span></text:p>
          <text:p text:style-name="P22"><text:span text:style-name="T20"><text:s text:c="20"/></text:span><text:span text:style-name="T20">Console.write(k+"x"+j+"="+(k*j&lt;10?" ":"")+k*j+"\t");</text:span></text:p>
          <text:p text:style-name="P22"><text:span text:style-name="T20"><text:s text:c="16"/></text:span><text:span text:style-name="T20">}</text:span></text:p>
          <text:p text:style-name="P22"><text:span text:style-name="T20"><text:s text:c="16"/></text:span><text:span text:style-name="T20">Console.write("\n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Console.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Application.exit(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3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custom-shape draw:style-name="gr9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5.85cm" svg:y="4.8cm">
          <draw:text-box>
            <text:p><text:span text:style-name="T17">Lil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3.8cm" svg:y="4.8cm">
          <draw:text-box>
            <text:p><text:span text:style-name="T17">ChaiScript</text:span></text:p>
          </draw:text-box>
        </draw:frame>
        <draw:custom-shape draw:style-name="gr9" draw:text-style-name="P18" draw:layer="layout" svg:width="11.2cm" svg:height="11.4cm" svg:x="13.15cm" svg:y="6.8cm">
          <text:p text:style-name="P17"><text:span text:style-name="T14">#!/usr/bin/covscript</text:span></text:p>
          <text:p text:style-name="P17"><text:span text:style-name="T14"># ./mt9x9.csc || covscript mt9x9.csc</text:span></text:p>
          <text:p text:style-name="P17"><text:span text:style-name="T16"/></text:p>
          <text:p text:style-name="P17"><text:span text:style-name="T15">foreach i in {1, 4, 7}</text:span></text:p>
          <text:p text:style-name="P17"><text:span text:style-name="T15"><text:s text:c="4"/></text:span><text:span text:style-name="T15">foreach j in range(1, 10)</text:span></text:p>
          <text:p text:style-name="P17"><text:span text:style-name="T15"><text:s text:c="8"/></text:span><text:span text:style-name="T15">for k = i, k &lt;= i+2, k++</text:span></text:p>
          <text:p text:style-name="P17"><text:span text:style-name="T15"><text:s text:c="12"/></text:span><text:span text:style-name="T15">system.out.print(to_string(k)+"x"+to_string(j)+"=")</text:span></text:p>
          <text:p text:style-name="P17"><text:span text:style-name="T15"><text:s text:c="12"/></text:span><text:span text:style-name="T15">system.out.print(k*j &lt; 10 ? " " : "")</text:span></text:p>
          <text:p text:style-name="P17"><text:span text:style-name="T15"><text:s text:c="12"/></text:span><text:span text:style-name="T15">system.out.print(to_string(k*j)+"\t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system.out.print("\n"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ystem.out.println("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10.4cm" svg:height="1.759cm" svg:x="13.75cm" svg:y="4.8cm">
          <draw:text-box>
            <text:p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8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BeanShell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1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9">// ceylon compile --src . mt9x9.ceylon &amp;&amp; ceylon run default</text:span></text:p>
          <text:p text:style-name="P22"><text:span text:style-name="T19"/></text:p>
          <text:p text:style-name="P22"><text:span text:style-name="T20">shared void run() {</text:span></text:p>
          <text:p text:style-name="P22"><text:span text:style-name="T20"><text:s text:c="4"/></text:span><text:span text:style-name="T20">for(i in (1..9).by(3)) {</text:span></text:p>
          <text:p text:style-name="P22"><text:span text:style-name="T20"><text:s text:c="8"/></text:span><text:span text:style-name="T20">for(j in 1..9) {</text:span></text:p>
          <text:p text:style-name="P22"><text:span text:style-name="T20"><text:s text:c="12"/></text:span><text:span text:style-name="T20">for(k in [i, i+1, i+2]) {</text:span></text:p>
          <text:p text:style-name="P22"><text:span text:style-name="T20"><text:s text:c="16"/></text:span><text:span text:style-name="T20">process.write("``k``x``j``=");</text:span></text:p>
          <text:p text:style-name="P22"><text:span text:style-name="T20"><text:s text:c="16"/></text:span><text:span text:style-name="T20">process.write("``k*j&lt;10 then " " else ""````k*j``\t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print(""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9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#!/usr/bin/perl</text:span></text:p>
          <text:p text:style-name="P43"><text:span text:style-name="T14"># ./mt9x9.pl || perl mt9x9.pl</text:span></text:p>
          <text:p text:style-name="P17"><text:span text:style-name="T18"/></text:p>
          <text:p text:style-name="P43"><text:span text:style-name="T15">for (my $i = 1; $i &lt;= 9; $i += 3) {</text:span></text:p>
          <text:p text:style-name="P43"><text:span text:style-name="T15"><text:s text:c="4"/></text:span><text:span text:style-name="T15">for (my $j = 1; $j &lt;= 9; $j++) {</text:span></text:p>
          <text:p text:style-name="P43"><text:span text:style-name="T15"><text:s text:c="8"/></text:span><text:span text:style-name="T15">foreach my $k ($i..$i+2) {</text:span></text:p>
          <text:p text:style-name="P43"><text:span text:style-name="T15"><text:s text:c="12"/></text:span><text:span text:style-name="T15">printf("%dx%d=%2d\t", $k, $j, $k*$j);</text:span></text:p>
          <text:p text:style-name="P43"><text:span text:style-name="T15"><text:s text:c="8"/></text:span><text:span text:style-name="T15">}</text:span></text:p>
          <text:p text:style-name="P43"><text:span text:style-name="T15"><text:s text:c="8"/></text:span><text:span text:style-name="T15">printf("\n");</text:span></text:p>
          <text:p text:style-name="P43"><text:span text:style-name="T15"><text:s text:c="4"/></text:span><text:span text:style-name="T15">}</text:span></text:p>
          <text:p text:style-name="P43"><text:span text:style-name="T15"><text:s text:c="4"/></text:span><text:span text:style-name="T15">print "\n";</text:span></text:p>
          <text:p text:style-name="P4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43"><text:span text:style-name="T14">#!/usr/bin/slsh</text:span></text:p>
          <text:p text:style-name="P43"><text:span text:style-name="T14">% ./mt9x9.sl || slsh mt9x9.sl</text:span></text:p>
          <text:p text:style-name="P43"><text:span text:style-name="T16"/></text:p>
          <text:p text:style-name="P43"><text:span text:style-name="T23">variable i, j, k;</text:span></text:p>
          <text:p text:style-name="P43"><text:span text:style-name="T23">foreach i ([1:9:3]) {</text:span></text:p>
          <text:p text:style-name="P43"><text:span text:style-name="T23"><text:s text:c="4"/></text:span><text:span text:style-name="T23">foreach j ([1:9]) {</text:span></text:p>
          <text:p text:style-name="P43"><text:span text:style-name="T23"><text:s text:c="8"/></text:span><text:span text:style-name="T23">foreach k ([i, i+1, i+2]) {</text:span></text:p>
          <text:p text:style-name="P43"><text:span text:style-name="T23"><text:s text:c="12"/></text:span><text:span text:style-name="T23">printf("%dx%d=%2d\t", k, j, k*j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fprintf(stdout, "\n");</text:span></text:p>
          <text:p text:style-name="P43"><text:span text:style-name="T23"><text:s text:c="4"/></text:span><text:span text:style-name="T23">}</text:span></text:p>
          <text:p text:style-name="P43"><text:span text:style-name="T23"><text:s text:c="4"/></text:span><text:span text:style-name="T23">fputs("\n", stdout);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7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7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8" draw:layer="layout" svg:width="11.2cm" svg:height="11.4cm" svg:x="1.2cm" svg:y="6.8cm">
          <text:p text:style-name="P47"><text:span text:style-name="T28">#!/usr/bin/pwsh</text:span></text:p>
          <text:p text:style-name="P47"><text:span text:style-name="T28"># ./mt9x9.ps1 || pwsh mt9x9.ps1</text:span></text:p>
          <text:p text:style-name="P47"><text:span text:style-name="T27"/></text:p>
          <text:p text:style-name="P47"><text:span text:style-name="T29">For ($i = 1; $i -le 9; $i += 3) {</text:span></text:p>
          <text:p text:style-name="P47"><text:span text:style-name="T29"><text:s text:c="4"/></text:span><text:span text:style-name="T29">ForEach ($j in 1..9) {</text:span></text:p>
          <text:p text:style-name="P47"><text:span text:style-name="T29"><text:s text:c="8"/></text:span><text:span text:style-name="T29">ForEach ($k in $i, ($i+1), ($i+2)) {</text:span></text:p>
          <text:p text:style-name="P47"><text:span text:style-name="T29"><text:s text:c="12"/></text:span><text:span text:style-name="T29">Write-Host -NoNewline ("{0}x{1}={2,2}`t" -f $k, $j, ($k*$j))</text:span></text:p>
          <text:p text:style-name="P47"><text:span text:style-name="T29"><text:s text:c="8"/></text:span><text:span text:style-name="T29">}</text:span></text:p>
          <text:p text:style-name="P47"><text:span text:style-name="T29"><text:s text:c="8"/></text:span><text:span text:style-name="T29">Write-Host</text:span></text:p>
          <text:p text:style-name="P47"><text:span text:style-name="T29"><text:s text:c="4"/></text:span><text:span text:style-name="T29">}</text:span></text:p>
          <text:p text:style-name="P47"><text:span text:style-name="T29"><text:s text:c="4"/></text:span><text:span text:style-name="T29">""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5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pawncc mt9x9.p &amp;&amp; pawnrun mt9x9.amx</text:span></text:p>
          <text:p text:style-name="P17"><text:span text:style-name="T30"/></text:p>
          <text:p text:style-name="P17"><text:span text:style-name="T15">main() {</text:span></text:p>
          <text:p text:style-name="P17"><text:span text:style-name="T15"><text:s text:c="4"/></text:span><text:span text:style-name="T15">for (new i = 1; i &lt;= 9; i += 3) {</text:span></text:p>
          <text:p text:style-name="P17"><text:span text:style-name="T15"><text:s text:c="8"/></text:span><text:span text:style-name="T15">for (new j = 1; j &lt;= 9; j++) {</text:span></text:p>
          <text:p text:style-name="P17"><text:span text:style-name="T15"><text:s text:c="12"/></text:span><text:span text:style-name="T15">for (new k = i; k &lt;= i+2; k++) {</text:span></text:p>
          <text:p text:style-name="P17"><text:span text:style-name="T15"><text:s text:c="16"/></text:span><text:span text:style-name="T15">printf "%dx%d=%2d\t", k, j, k*j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Pawn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# colm mt9x9.lm &amp;&amp; ./mt9x9</text:span></text:p>
          <text:p text:style-name="P24"><text:span text:style-name="T18"/></text:p>
          <text:p text:style-name="P24"><text:span text:style-name="T15">i: int = 1</text:span></text:p>
          <text:p text:style-name="P24"><text:span text:style-name="T15">while (i &lt;= 9) {</text:span></text:p>
          <text:p text:style-name="P24"><text:span text:style-name="T15"><text:s text:c="4"/></text:span><text:span text:style-name="T15">j: int = 1</text:span></text:p>
          <text:p text:style-name="P24"><text:span text:style-name="T15"><text:s text:c="4"/></text:span><text:span text:style-name="T15">while (j &lt;= 9) {</text:span></text:p>
          <text:p text:style-name="P24"><text:span text:style-name="T15"><text:s text:c="8"/></text:span><text:span text:style-name="T15">k: int = i</text:span></text:p>
          <text:p text:style-name="P24"><text:span text:style-name="T15"><text:s text:c="8"/></text:span><text:span text:style-name="T15">while (k &lt;= i+2) {</text:span></text:p>
          <text:p text:style-name="P24"><text:span text:style-name="T15"><text:s text:c="12"/></text:span><text:span text:style-name="T15">print(k, 'x', j, '=')</text:span></text:p>
          <text:p text:style-name="P24"><text:span text:style-name="T15"><text:s text:c="12"/></text:span><text:span text:style-name="T15">if (k*j &lt; 10) print(' ')</text:span></text:p>
          <text:p text:style-name="P24"><text:span text:style-name="T15"><text:s text:c="12"/></text:span><text:span text:style-name="T15">print(k*j, '\t')</text:span></text:p>
          <text:p text:style-name="P24"><text:span text:style-name="T15"><text:s text:c="12"/></text:span><text:span text:style-name="T15">k = k + 1</text:span></text:p>
          <text:p text:style-name="P24"><text:span text:style-name="T15"><text:s text:c="8"/></text:span><text:span text:style-name="T15">}</text:span></text:p>
          <text:p text:style-name="P24"><text:span text:style-name="T15"><text:s text:c="8"/></text:span><text:span text:style-name="T15">print('\n')</text:span></text:p>
          <text:p text:style-name="P24"><text:span text:style-name="T15"><text:s text:c="8"/></text:span><text:span text:style-name="T15">j = j + 1</text:span></text:p>
          <text:p text:style-name="P24"><text:span text:style-name="T15"><text:s text:c="4"/></text:span><text:span text:style-name="T15">}</text:span></text:p>
          <text:p text:style-name="P24"><text:span text:style-name="T15"><text:s text:c="4"/></text:span><text:span text:style-name="T15">print('\n')</text:span></text:p>
          <text:p text:style-name="P24"><text:span text:style-name="T15"><text:s text:c="4"/></text:span><text:span text:style-name="T15">i = i + 3</text:span></text:p>
          <text:p text:style-name="P24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0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8" draw:layer="layout" svg:width="11.2cm" svg:height="11.4cm" svg:x="13.151cm" svg:y="6.8cm">
          <text:p text:style-name="P47"><text:span text:style-name="T28"># objeckc -src mt9x9.obs -dest mt9x9.obe &amp;&amp; objeckr mt9x9.obe</text:span></text:p>
          <text:p text:style-name="P47"><text:span text:style-name="T27"/></text:p>
          <text:p text:style-name="P47"><text:span text:style-name="T29">class mt9x9 {</text:span></text:p>
          <text:p text:style-name="P47"><text:span text:style-name="T29"><text:s text:c="4"/></text:span><text:span text:style-name="T29">function : Main(args : String[]) ~ Nil {</text:span></text:p>
          <text:p text:style-name="P47"><text:span text:style-name="T29"><text:s text:c="8"/></text:span><text:span text:style-name="T29">for(i := 1; i &lt;= 9; i += 3;) {</text:span></text:p>
          <text:p text:style-name="P47"><text:span text:style-name="T29"><text:s text:c="12"/></text:span><text:span text:style-name="T29">for(j := 1; j &lt;= 9; j += 1;) {</text:span></text:p>
          <text:p text:style-name="P47"><text:span text:style-name="T29"><text:s text:c="16"/></text:span><text:span text:style-name="T29">for(k := i; k &lt;= i+2; k++;) {</text:span></text:p>
          <text:p text:style-name="P47"><text:span text:style-name="T29"><text:s text:c="20"/></text:span><text:span text:style-name="T29">IO.Console-&gt;Print(k)-&gt;Print('x')-&gt;Print(j)-&gt;Print('=');</text:span></text:p>
          <text:p text:style-name="P47"><text:span text:style-name="T29"><text:s text:c="20"/></text:span><text:span text:style-name="T29">if(k*j&lt;10) {IO.Console-&gt;Print(' ');};</text:span></text:p>
          <text:p text:style-name="P47"><text:span text:style-name="T29"><text:s text:c="20"/></text:span><text:span text:style-name="T29">IO.Console-&gt;Print(k*j)-&gt;Print('\t');</text:span></text:p>
          <text:p text:style-name="P47"><text:span text:style-name="T29"><text:s text:c="16"/></text:span><text:span text:style-name="T29">};</text:span></text:p>
          <text:p text:style-name="P47"><text:span text:style-name="T29"><text:s text:c="16"/></text:span><text:span text:style-name="T29">'\n'-&gt;Print();</text:span></text:p>
          <text:p text:style-name="P47"><text:span text:style-name="T29"><text:s text:c="12"/></text:span><text:span text:style-name="T29">};</text:span></text:p>
          <text:p text:style-name="P47"><text:span text:style-name="T29"><text:s text:c="12"/></text:span><text:span text:style-name="T29">""-&gt;PrintLine();</text:span></text:p>
          <text:p text:style-name="P47"><text:span text:style-name="T29"><text:s text:c="8"/></text:span><text:span text:style-name="T29">};</text:span></text:p>
          <text:p text:style-name="P47"><text:span text:style-name="T29"><text:s text:c="4"/></text:span><text:span text:style-name="T29">}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2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2"><text:span text:style-name="T14">% ozc -c mt9x9.oz &amp;&amp; ozengine mt9x9.ozf</text:span></text:p>
          <text:p text:style-name="P20"><text:span text:style-name="T18"/></text:p>
          <text:p text:style-name="P52"><text:span text:style-name="T15">functor</text:span></text:p>
          <text:p text:style-name="P52"><text:span text:style-name="T15">import</text:span></text:p>
          <text:p text:style-name="P52"><text:span text:style-name="T15"><text:s text:c="4"/></text:span><text:span text:style-name="T15">System</text:span></text:p>
          <text:p text:style-name="P52"><text:span text:style-name="T15">define</text:span></text:p>
          <text:p text:style-name="P52"><text:span text:style-name="T15"><text:s text:c="4"/></text:span><text:span text:style-name="T15">for I in 1..9;3 do</text:span></text:p>
          <text:p text:style-name="P52"><text:span text:style-name="T15"><text:s text:c="8"/></text:span><text:span text:style-name="T15">for J in 1..9 do</text:span></text:p>
          <text:p text:style-name="P52"><text:span text:style-name="T15"><text:s text:c="12"/></text:span><text:span text:style-name="T15">for K in [I I+1 I+2] do</text:span></text:p>
          <text:p text:style-name="P52"><text:span text:style-name="T15"><text:s text:c="16"/></text:span><text:span text:style-name="T15">{System.printInfo K#"x"#J#"="}</text:span></text:p>
          <text:p text:style-name="P52"><text:span text:style-name="T15"><text:s text:c="16"/></text:span><text:span text:style-name="T15">if K*J &lt; 10 then {System.printInfo " "} end</text:span></text:p>
          <text:p text:style-name="P52"><text:span text:style-name="T15"><text:s text:c="16"/></text:span><text:span text:style-name="T15">{System.printInfo K*J#"\t"}</text:span></text:p>
          <text:p text:style-name="P52"><text:span text:style-name="T15"><text:s text:c="12"/></text:span><text:span text:style-name="T15">end</text:span></text:p>
          <text:p text:style-name="P52"><text:span text:style-name="T15"><text:s text:c="12"/></text:span><text:span text:style-name="T15">{System.printInfo "\n"}</text:span></text:p>
          <text:p text:style-name="P52"><text:span text:style-name="T15"><text:s text:c="8"/></text:span><text:span text:style-name="T15">end</text:span></text:p>
          <text:p text:style-name="P52"><text:span text:style-name="T15"><text:s text:c="8"/></text:span><text:span text:style-name="T15">{System.showInfo ""}</text:span></text:p>
          <text:p text:style-name="P52"><text:span text:style-name="T15"><text:s text:c="4"/></text:span><text:span text:style-name="T15">end</text:span></text:p>
          <text:p text:style-name="P52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#!/usr/bin/dern</text:span></text:p>
          <text:p text:style-name="P39"><text:span text:style-name="T14">!#</text:span></text:p>
          <text:p text:style-name="P39"><text:span text:style-name="T14">; ./mt9x9.dern || dern mt9x9.dern</text:span></text:p>
          <text:p text:style-name="P39"><text:span text:style-name="T18"/></text:p>
          <text:p text:style-name="P39"><text:span text:style-name="T15">(print-readably false)</text:span></text:p>
          <text:p text:style-name="P39"><text:span text:style-name="T15">(for i from {D+1} to {D+9} step {D+3}</text:span></text:p>
          <text:p text:style-name="P39"><text:span text:style-name="T15"><text:s text:c="4"/></text:span><text:span text:style-name="T15">(for j from {D+1} to {D+9}</text:span></text:p>
          <text:p text:style-name="P39"><text:span text:style-name="T15"><text:s text:c="8"/></text:span><text:span text:style-name="T15">(for k from i to (+ i {D+2})</text:span></text:p>
          <text:p text:style-name="P39"><text:span text:style-name="T15"><text:s text:c="12"/></text:span><text:span text:style-name="T15">(print k)</text:span></text:p>
          <text:p text:style-name="P39"><text:span text:style-name="T15"><text:s text:c="12"/></text:span><text:span text:style-name="T15">(print [x])</text:span></text:p>
          <text:p text:style-name="P39"><text:span text:style-name="T15"><text:s text:c="12"/></text:span><text:span text:style-name="T15">(print j)</text:span></text:p>
          <text:p text:style-name="P39"><text:span text:style-name="T15"><text:s text:c="12"/></text:span><text:span text:style-name="T15">(print [=])</text:span></text:p>
          <text:p text:style-name="P39"><text:span text:style-name="T15"><text:s text:c="12"/></text:span><text:span text:style-name="T15">(if (&lt; (* k j) {D+10}) (print [ ]))</text:span></text:p>
          <text:p text:style-name="P39"><text:span text:style-name="T15"><text:s text:c="12"/></text:span><text:span text:style-name="T15">(print (* k j))</text:span></text:p>
          <text:p text:style-name="P39"><text:span text:style-name="T15"><text:s text:c="12"/></text:span><text:span text:style-name="T15">(print [|tab|])</text:span></text:p>
          <text:p text:style-name="P39"><text:span text:style-name="T15"><text:s text:c="8"/></text:span><text:span text:style-name="T15">)</text:span></text:p>
          <text:p text:style-name="P39"><text:span text:style-name="T15"><text:s text:c="8"/></text:span><text:span text:style-name="T15">(print [|newline|])</text:span></text:p>
          <text:p text:style-name="P39"><text:span text:style-name="T15"><text:s text:c="4"/></text:span><text:span text:style-name="T15">)</text:span></text:p>
          <text:p text:style-name="P39"><text:span text:style-name="T15"><text:s text:c="4"/></text:span><text:span text:style-name="T15">(print [|0A|])</text:span></text:p>
          <text:p text:style-name="P39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3">1.step(to: 9, by: 3) do |i|</text:span></text:p>
          <text:p text:style-name="P17"><text:span text:style-name="T23"><text:s text:c="4"/></text:span><text:span text:style-name="T23">1.upto(9) do |j|</text:span></text:p>
          <text:p text:style-name="P17"><text:span text:style-name="T23"><text:s text:c="8"/></text:span><text:span text:style-name="T23">[i, i+1, i+2].each do |k|</text:span></text:p>
          <text:p text:style-name="P17"><text:span text:style-name="T23"><text:s text:c="12"/></text:span><text:span text:style-name="T23">print "#{k}x#{j}=#{k*j&lt;10 ? " " : ""}#{k*j}\t"</text:span></text:p>
          <text:p text:style-name="P17"><text:span text:style-name="T23"><text:s text:c="8"/></text:span><text:span text:style-name="T23">end</text:span></text:p>
          <text:p text:style-name="P17"><text:span text:style-name="T23"><text:s text:c="8"/></text:span><text:span text:style-name="T23">puts</text:span></text:p>
          <text:p text:style-name="P17"><text:span text:style-name="T23"><text:s text:c="4"/></text:span><text:span text:style-name="T23">end</text:span></text:p>
          <text:p text:style-name="P17"><text:span text:style-name="T23"><text:s text:c="4"/></text:span><text:span text:style-name="T23">puts</text:span></text:p>
          <text:p text:style-name="P1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! Factor mt9x9.factor</text:span></text:p>
          <text:p text:style-name="P39"><text:span text:style-name="T18"/></text:p>
          <text:p text:style-name="P39"><text:span text:style-name="T15">USING: byte-arrays io io.encodings.ascii io.encodings.string</text:span></text:p>
          <text:p text:style-name="P39"><text:span text:style-name="T15">kernel math prettyprint ranges sequences ;</text:span></text:p>
          <text:p text:style-name="P39"><text:span text:style-name="T15">1 9 3 &lt;range&gt; [</text:span></text:p>
          <text:p text:style-name="P39"><text:span text:style-name="T15"><text:s text:c="4"/></text:span><text:span text:style-name="T15">9 [1..b] [</text:span></text:p>
          <text:p text:style-name="P39"><text:span text:style-name="T15"><text:s text:c="8"/></text:span><text:span text:style-name="T15">over dup</text:span></text:p>
          <text:p text:style-name="P39"><text:span text:style-name="T15"><text:s text:c="8"/></text:span><text:span text:style-name="T15">2 + 1 &lt;range&gt; [</text:span></text:p>
          <text:p text:style-name="P39"><text:span text:style-name="T15"><text:s text:c="12"/></text:span><text:span text:style-name="T15">2dup</text:span></text:p>
          <text:p text:style-name="P39"><text:span text:style-name="T15"><text:s text:c="12"/></text:span><text:span text:style-name="T15">pprint "x" write</text:span></text:p>
          <text:p text:style-name="P39"><text:span text:style-name="T15"><text:s text:c="12"/></text:span><text:span text:style-name="T15">pprint "=" write</text:span></text:p>
          <text:p text:style-name="P39"><text:span text:style-name="T15"><text:s text:c="12"/></text:span><text:span text:style-name="T15">over * dup 10 &lt; [ bl pprint ] [ pprint ] if</text:span></text:p>
          <text:p text:style-name="P39"><text:span text:style-name="T15"><text:s text:c="12"/></text:span><text:span text:style-name="T15">9 1byte-array ascii decode write</text:span></text:p>
          <text:p text:style-name="P39"><text:span text:style-name="T15"><text:s text:c="8"/></text:span><text:span text:style-name="T15">] each</text:span></text:p>
          <text:p text:style-name="P39"><text:span text:style-name="T15"><text:s text:c="8"/></text:span><text:span text:style-name="T15">drop</text:span></text:p>
          <text:p text:style-name="P39"><text:span text:style-name="T15"><text:s text:c="8"/></text:span><text:span text:style-name="T15">"\n" write</text:span></text:p>
          <text:p text:style-name="P39"><text:span text:style-name="T15"><text:s text:c="4"/></text:span><text:span text:style-name="T15">] each</text:span></text:p>
          <text:p text:style-name="P39"><text:span text:style-name="T15"><text:s text:c="4"/></text:span><text:span text:style-name="T15">drop</text:span></text:p>
          <text:p text:style-name="P39"><text:span text:style-name="T15"><text:s text:c="4"/></text:span><text:span text:style-name="T15">nl</text:span></text:p>
          <text:p text:style-name="P39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idris mt9x9.idr -o mt9x9 &amp;&amp; ./mt9x9</text:span></text:p>
          <text:p text:style-name="P37"><text:span text:style-name="T22"/></text:p>
          <text:p text:style-name="P37"><text:span text:style-name="T23">item : Nat -&gt; Nat -&gt; String</text:span></text:p>
          <text:p text:style-name="P37"><text:span text:style-name="T23">item j k = (show k)++"x"++(show j)++"="++</text:span></text:p>
          <text:p text:style-name="P37"><text:span text:style-name="T23"><text:s text:c="4"/></text:span><text:span text:style-name="T23">(if k*j &lt; 10 then " " else "")++(show (k*j))++" "</text:span></text:p>
          <text:p text:style-name="P37"><text:span text:style-name="T23">line : Nat -&gt; Nat -&gt; String</text:span></text:p>
          <text:p text:style-name="P37"><text:span text:style-name="T23">line i j = unwords $ map (item j) [(i)..(i+2)]</text:span></text:p>
          <text:p text:style-name="P37"><text:span text:style-name="T23">block : Nat -&gt; String</text:span></text:p>
          <text:p text:style-name="P37"><text:span text:style-name="T23">block i = unlines $ map (line i) [1..9]</text:span></text:p>
          <text:p text:style-name="P37"><text:span text:style-name="T23">main : IO ()</text:span></text:p>
          <text:p text:style-name="P37"><text:span text:style-name="T23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4" draw:layer="layout" svg:width="11.2cm" svg:height="11.4cm" svg:x="13.151cm" svg:y="6.8cm">
          <text:p text:style-name="P53"><text:span text:style-name="T19">// pure -c mt9x9.pure -o mt9x9 &amp;&amp; ./mt9x9 || pure mt9x9.pure</text:span></text:p>
          <text:p text:style-name="P53"><text:span text:style-name="T31"/></text:p>
          <text:p text:style-name="P53"><text:span text:style-name="T21">using system;</text:span></text:p>
          <text:p text:style-name="P53"><text:span text:style-name="T21">map block [1, 4, 7] with</text:span></text:p>
          <text:p text:style-name="P53"><text:span text:style-name="T21"><text:s text:c="4"/></text:span><text:span text:style-name="T21">block i = map (line i) (1..9);</text:span></text:p>
          <text:p text:style-name="P53"><text:span text:style-name="T21"><text:s text:c="4"/></text:span><text:span text:style-name="T21">line i j = map (item j) (i..i+2);</text:span></text:p>
          <text:p text:style-name="P53"><text:span text:style-name="T21"><text:s text:c="4"/></text:span><text:span text:style-name="T21">item j k = printf ("%dx%d=%2d%s") (k, j, k*j,</text:span></text:p>
          <text:p text:style-name="P53"><text:span text:style-name="T21"><text:s text:c="8"/></text:span><text:span text:style-name="T21">(if k mod 3~=0 then "\t" else if j==9 then "\n\n" else "\n"));</text:span></text:p>
          <text:p text:style-name="P53"><text:span text:style-name="T21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// clm -nt mt9x9 -</text:span><text:span text:style-name="T14">o mt9x9 &amp;&amp; </text:span><text:span text:style-name="T14">./mt9x9</text:span></text:p>
          <text:p text:style-name="P37"><text:span text:style-name="T22"/></text:p>
          <text:p text:style-name="P37"><text:span text:style-name="T23">module mt9x9</text:span></text:p>
          <text:p text:style-name="P37"><text:span text:style-name="T23">import StdEnv</text:span></text:p>
          <text:p text:style-name="P37"><text:span text:style-name="T23">item j k = toString </text:span><text:span text:style-name="T23">k +++ "x" +++ </text:span><text:span text:style-name="T23">toString j +++ "=" </text:span><text:span text:style-name="T23">+++</text:span></text:p>
          <text:p text:style-name="P37"><text:span text:style-name="T23"><text:tab/></text:span><text:span text:style-name="T23">if (k*j &lt; 10) </text:span><text:span text:style-name="T23">" " "" +++ toString </text:span><text:span text:style-name="T23">(k*j) +++ "\t"</text:span></text:p>
          <text:p text:style-name="P37"><text:span text:style-name="T23">line i j = map (item </text:span><text:span text:style-name="T23">j) [i .. i+2] ++ ["\n"]</text:span></text:p>
          <text:p text:style-name="P37"><text:span text:style-name="T23">block i = flatten </text:span><text:span text:style-name="T23">(map (line i) [1 .. </text:span><text:span text:style-name="T23">9]) ++ ["\n"]</text:span></text:p>
          <text:p text:style-name="P37"><text:span text:style-name="T23">Start = abort </text:span><text:span text:style-name="T23">(foldr (+++) "" </text:span><text:span text:style-name="T23">(flatten (map </text:span><text:span text:style-name="T23">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6" draw:layer="layout" svg:width="11.2cm" svg:height="11.4cm" svg:x="13.151cm" svg:y="6.8cm">
          <text:p text:style-name="P55"><text:span text:style-name="T32">{-# OPTIONS --guardedness #-}</text:span></text:p>
          <text:p text:style-name="P55"><text:span text:style-name="T32">-- agda -i /usr/share/Agda-stdlib/src -c mt9x9.agda &amp;&amp; ./mt9x9</text:span></text:p>
          <text:p text:style-name="P55"><text:span text:style-name="T33"/></text:p>
          <text:p text:style-name="P55"><text:span text:style-name="T34">module mt9x9 where</text:span></text:p>
          <text:p text:style-name="P55"><text:span text:style-name="T34">open import Data.Nat using (ℕ; _+_; _*_)</text:span></text:p>
          <text:p text:style-name="P55"><text:span text:style-name="T34">open import Data.Nat.Show using (show)</text:span></text:p>
          <text:p text:style-name="P55"><text:span text:style-name="T34">open import Data.String using (String; padLeft; _++_; concat)</text:span></text:p>
          <text:p text:style-name="P55"><text:span text:style-name="T34">open import Data.List using ([]; map; _∷_)</text:span></text:p>
          <text:p text:style-name="P55"><text:span text:style-name="T34">open import Text.Printf using (printf)</text:span></text:p>
          <text:p text:style-name="P55"><text:span text:style-name="T34">open import IO using (Main; run; putStr)</text:span></text:p>
          <text:p text:style-name="P55"><text:span text:style-name="T34">item : ℕ -&gt; ℕ -&gt; String</text:span></text:p>
          <text:p text:style-name="P55"><text:span text:style-name="T34">item j k = printf "%ux%u=%s\t" k j (padLeft ' ' 2 (show (k * j)))</text:span></text:p>
          <text:p text:style-name="P55"><text:span text:style-name="T34">line : ℕ -&gt; ℕ -&gt; String</text:span></text:p>
          <text:p text:style-name="P55"><text:span text:style-name="T34">line i j = concat (map (item j) (i ∷ (i + 1) ∷ (i + 2) ∷ [])) ++ "\n"</text:span></text:p>
          <text:p text:style-name="P55"><text:span text:style-name="T34">block : ℕ -&gt; String</text:span></text:p>
          <text:p text:style-name="P55"><text:span text:style-name="T34">block i = concat (map (line i) (1 ∷ 2 ∷ 3 ∷ 4 ∷ 5 ∷ 6 ∷ 7 ∷ 8 ∷ 9 ∷ [])) ++ "\</text:span><text:span text:style-name="T34">n"</text:span></text:p>
          <text:p text:style-name="P55"><text:span text:style-name="T34">main : Main</text:span></text:p>
          <text:p text:style-name="P55"><text:span text:style-name="T34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8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9" draw:layer="layout" svg:width="11.2cm" svg:height="11.4cm" svg:x="1.2cm" svg:y="6.8cm">
          <text:p text:style-name="P57"><text:span text:style-name="T35">-- se c mt9x9.e -clean -o mt9x9 &amp;&amp; ./mt9x9</text:span></text:p>
          <text:p text:style-name="P58"><text:span text:style-name="T36"/></text:p>
          <text:p text:style-name="P58"><text:span text:style-name="T37">class MT9X9</text:span></text:p>
          <text:p text:style-name="P58"><text:span text:style-name="T37">create {ANY}</text:span></text:p>
          <text:p text:style-name="P58"><text:span text:style-name="T37"><text:s text:c="4"/></text:span><text:span text:style-name="T37">make</text:span></text:p>
          <text:p text:style-name="P58"><text:span text:style-name="T37">feature {ANY}</text:span></text:p>
          <text:p text:style-name="P58"><text:span text:style-name="T37"><text:s text:c="4"/></text:span><text:span text:style-name="T37">make</text:span></text:p>
          <text:p text:style-name="P58"><text:span text:style-name="T37"><text:s text:c="8"/></text:span><text:span text:style-name="T37">local i: INTEGER</text:span></text:p>
          <text:p text:style-name="P58"><text:span text:style-name="T37"><text:s text:c="8"/></text:span><text:span text:style-name="T37">do</text:span></text:p>
          <text:p text:style-name="P58"><text:span text:style-name="T37"><text:s text:c="12"/></text:span><text:span text:style-name="T37">from i := 1</text:span></text:p>
          <text:p text:style-name="P58"><text:span text:style-name="T37"><text:s text:c="12"/></text:span><text:span text:style-name="T37">until i &gt; 9</text:span></text:p>
          <text:p text:style-name="P58"><text:span text:style-name="T37"><text:s text:c="12"/></text:span><text:span text:style-name="T37">loop</text:span></text:p>
          <text:p text:style-name="P58"><text:span text:style-name="T37"><text:s text:c="16"/></text:span><text:span text:style-name="T37">block(i)</text:span></text:p>
          <text:p text:style-name="P58"><text:span text:style-name="T37"><text:s text:c="16"/></text:span><text:span text:style-name="T37">print("%N")</text:span></text:p>
          <text:p text:style-name="P58"><text:span text:style-name="T37"><text:s text:c="16"/></text:span><text:span text:style-name="T37">i := i + 3</text:span></text:p>
          <text:p text:style-name="P58"><text:span text:style-name="T37"><text:s text:c="12"/></text:span><text:span text:style-name="T37">end</text:span></text:p>
          <text:p text:style-name="P58"><text:span text:style-name="T37"><text:s text:c="8"/></text:span><text:span text:style-name="T37">end</text:span></text:p>
          <text:p text:style-name="P58"><text:span text:style-name="T37"><text:s text:c="4"/></text:span><text:span text:style-name="T37">block (i: INTEGER)</text:span></text:p>
          <text:p text:style-name="P58"><text:span text:style-name="T37"><text:s text:c="8"/></text:span><text:span text:style-name="T37">local j: INTEGER</text:span></text:p>
          <text:p text:style-name="P58"><text:span text:style-name="T37"><text:s text:c="8"/></text:span><text:span text:style-name="T37">do</text:span></text:p>
          <text:p text:style-name="P58"><text:span text:style-name="T37"><text:s text:c="12"/></text:span><text:span text:style-name="T37">from j := 1</text:span></text:p>
          <text:p text:style-name="P58"><text:span text:style-name="T37"><text:s text:c="12"/></text:span><text:span text:style-name="T37">until j &gt; 9</text:span></text:p>
          <text:p text:style-name="P58"><text:span text:style-name="T37"><text:s text:c="12"/></text:span><text:span text:style-name="T37">loop</text:span></text:p>
          <text:p text:style-name="P58"><text:span text:style-name="T37"><text:s text:c="16"/></text:span><text:span text:style-name="T37">line(i, j)</text:span></text:p>
          <text:p text:style-name="P58"><text:span text:style-name="T37"><text:s text:c="16"/></text:span><text:span text:style-name="T37">io.put_new_line</text:span></text:p>
          <text:p text:style-name="P58"><text:span text:style-name="T37"><text:s text:c="16"/></text:span><text:span text:style-name="T37">j := j + 1</text:span></text:p>
          <text:p text:style-name="P58"><text:span text:style-name="T37"><text:s text:c="12"/></text:span><text:span text:style-name="T37">end</text:span></text:p>
          <text:p text:style-name="P58"><text:span text:style-name="T37"><text:s text:c="8"/></text:span><text:span text:style-name="T37">end</text:span></text:p>
          <text:p text:style-name="P58"><text:span text:style-name="T37"><text:s text:c="4"/></text:span><text:span text:style-name="T37">line (i, j: INTEGER)</text:span></text:p>
          <text:p text:style-name="P58"><text:span text:style-name="T37"><text:s text:c="8"/></text:span><text:span text:style-name="T37">local k: INTEGER</text:span></text:p>
          <text:p text:style-name="P58"><text:span text:style-name="T37"><text:s text:c="8"/></text:span><text:span text:style-name="T37">do</text:span></text:p>
          <text:p text:style-name="P58"><text:span text:style-name="T37"><text:s text:c="12"/></text:span><text:span text:style-name="T37">from k := i</text:span></text:p>
          <text:p text:style-name="P58"><text:span text:style-name="T37"><text:s text:c="12"/></text:span><text:span text:style-name="T37">until k &gt; i+2</text:span></text:p>
          <text:p text:style-name="P58"><text:span text:style-name="T37"><text:s text:c="12"/></text:span><text:span text:style-name="T37">loop</text:span></text:p>
          <text:p text:style-name="P58"><text:span text:style-name="T37"><text:s text:c="16"/></text:span><text:span text:style-name="T37">io.put_string(k.out + "x" + j.out + "=")</text:span></text:p>
          <text:p text:style-name="P58"><text:span text:style-name="T37"><text:s text:c="16"/></text:span><text:span text:style-name="T37">io.put_string(if k*j&lt;10 then " " else "" end)</text:span></text:p>
          <text:p text:style-name="P58"><text:span text:style-name="T37"><text:s text:c="16"/></text:span><text:span text:style-name="T37">io.put_string((k*j).out + "%T")</text:span></text:p>
          <text:p text:style-name="P58"><text:span text:style-name="T37"><text:s text:c="16"/></text:span><text:span text:style-name="T37">k := k + 1</text:span></text:p>
          <text:p text:style-name="P58"><text:span text:style-name="T37"><text:s text:c="12"/></text:span><text:span text:style-name="T37">end</text:span></text:p>
          <text:p text:style-name="P58"><text:span text:style-name="T37"><text:s text:c="8"/></text:span><text:span text:style-name="T37">end</text:span></text:p>
          <text:p text:style-name="P58"><text:span text:style-name="T3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4"><text:span text:style-name="T14">% gplc mt9x9.prolog &amp;&amp; ./mt9x9</text:span></text:p>
          <text:p text:style-name="P35"><text:span text:style-name="T22"/></text:p>
          <text:p text:style-name="P35"><text:span text:style-name="T23">:- initialization(main).</text:span></text:p>
          <text:p text:style-name="P35"><text:span text:style-name="T23">item(I,J,K) :-</text:span></text:p>
          <text:p text:style-name="P35"><text:span text:style-name="T23"><text:s text:c="4"/></text:span><text:span text:style-name="T23">K =&lt; I+2 -&gt; (</text:span></text:p>
          <text:p text:style-name="P35"><text:span text:style-name="T23"><text:s text:c="8"/></text:span><text:span text:style-name="T23">format('%dx%d=%2d\t',[K,J,K*J]),</text:span></text:p>
          <text:p text:style-name="P35"><text:span text:style-name="T23"><text:s text:c="8"/></text:span><text:span text:style-name="T23">item(I,J,K+1)</text:span></text:p>
          <text:p text:style-name="P35"><text:span text:style-name="T23"><text:s text:c="4"/></text:span><text:span text:style-name="T23">); format('~n',[]).</text:span></text:p>
          <text:p text:style-name="P35"><text:span text:style-name="T23">line(I,J) :-</text:span></text:p>
          <text:p text:style-name="P35"><text:span text:style-name="T23"><text:s text:c="4"/></text:span><text:span text:style-name="T23">J =&lt; 9 -&gt; (</text:span></text:p>
          <text:p text:style-name="P35"><text:span text:style-name="T23"><text:s text:c="8"/></text:span><text:span text:style-name="T23">item(I,J,I),</text:span></text:p>
          <text:p text:style-name="P35"><text:span text:style-name="T23"><text:s text:c="8"/></text:span><text:span text:style-name="T23">line(I,J+1)</text:span></text:p>
          <text:p text:style-name="P35"><text:span text:style-name="T23"><text:s text:c="4"/></text:span><text:span text:style-name="T23">); nl.</text:span></text:p>
          <text:p text:style-name="P35"><text:span text:style-name="T23">block(I) :-</text:span></text:p>
          <text:p text:style-name="P35"><text:span text:style-name="T23"><text:s text:c="4"/></text:span><text:span text:style-name="T23">I =&lt; 9 -&gt; (</text:span></text:p>
          <text:p text:style-name="P35"><text:span text:style-name="T23"><text:s text:c="8"/></text:span><text:span text:style-name="T23">line(I,1),</text:span></text:p>
          <text:p text:style-name="P35"><text:span text:style-name="T23"><text:s text:c="8"/></text:span><text:span text:style-name="T23">block(I+3)</text:span></text:p>
          <text:p text:style-name="P35"><text:span text:style-name="T23"><text:s text:c="4"/></text:span><text:span text:style-name="T23">); halt.</text:span></text:p>
          <text:p text:style-name="P35"><text:span text:style-name="T23">main :-</text:span></text:p>
          <text:p text:style-name="P35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60" draw:layer="layout" svg:width="11.2cm" svg:height="11.4cm" svg:x="1.2cm" svg:y="6.8cm">
          <text:p text:style-name="P43"><text:span text:style-name="T19">% erlc mt9x9.erl &amp;&amp; erl -noshell -s mt9x9 start -s init stop</text:span></text:p>
          <text:p text:style-name="P43"><text:span text:style-name="T25"/></text:p>
          <text:p text:style-name="P43"><text:span text:style-name="T38">-module(mt9x9).</text:span></text:p>
          <text:p text:style-name="P43"><text:span text:style-name="T38">-export([start/0]).</text:span></text:p>
          <text:p text:style-name="P43"><text:span text:style-name="T38">start() -&gt;</text:span></text:p>
          <text:p text:style-name="P43"><text:span text:style-name="T38"><text:s text:c="4"/></text:span><text:span text:style-name="T38">[block(I) || I &lt;- lists:seq(1, 9, 3)].</text:span></text:p>
          <text:p text:style-name="P43"><text:span text:style-name="T38">block(I) -&gt;</text:span></text:p>
          <text:p text:style-name="P43"><text:span text:style-name="T38"><text:s text:c="4"/></text:span><text:span text:style-name="T38">[line(I, J) || J &lt;- lists:seq(1, 9)],</text:span></text:p>
          <text:p text:style-name="P43"><text:span text:style-name="T38"><text:s text:c="4"/></text:span><text:span text:style-name="T38">io:fwrite("~n").</text:span></text:p>
          <text:p text:style-name="P43"><text:span text:style-name="T38">line(I, J) -&gt;</text:span></text:p>
          <text:p text:style-name="P43"><text:span text:style-name="T38"><text:s text:c="4"/></text:span><text:span text:style-name="T38">[io:format("~Bx~B=~2B\t", [K, J, K*J]) || K &lt;- lists:seq(I, I+2)],</text:span></text:p>
          <text:p text:style-name="P43"><text:span text:style-name="T38"><text:s text:c="4"/></text:span><text:span text:style-name="T38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3" draw:layer="layout" svg:width="11.2cm" svg:height="11.4cm" svg:x="13.154cm" svg:y="6.8cm">
          <text:p text:style-name="P22"><text:span text:style-name="T19">#!/usr/bin/escript</text:span></text:p>
          <text:p text:style-name="P22"><text:span text:style-name="T19">% ./mt9x9.es || escript mt9x9.es</text:span></text:p>
          <text:p text:style-name="P22"><text:span text:style-name="T26"/></text:p>
          <text:p text:style-name="P22"><text:span text:style-name="T20">main(_) -&gt;</text:span></text:p>
          <text:p text:style-name="P22"><text:span text:style-name="T20"><text:s text:c="4"/></text:span><text:span text:style-name="T20">[block(I) || I &lt;- lists:seq(1, 9, 3)].</text:span></text:p>
          <text:p text:style-name="P22"><text:span text:style-name="T20">block(I) -&gt;</text:span></text:p>
          <text:p text:style-name="P22"><text:span text:style-name="T20"><text:s text:c="4"/></text:span><text:span text:style-name="T20">[line(I, J) || J &lt;- lists:seq(1, 9)],</text:span></text:p>
          <text:p text:style-name="P22"><text:span text:style-name="T20"><text:s text:c="4"/></text:span><text:span text:style-name="T20">io:fwrite("~n").</text:span></text:p>
          <text:p text:style-name="P22"><text:span text:style-name="T20">line(I, J) -&gt;</text:span></text:p>
          <text:p text:style-name="P22"><text:span text:style-name="T20"><text:s text:c="4"/></text:span><text:span text:style-name="T20">[io:format("~Bx~B=~2B\t", [K, J, K*J]) || K &lt;- lists:seq(I, I+2)],</text:span></text:p>
          <text:p text:style-name="P22"><text:span text:style-name="T20"><text:s text:c="4"/></text:span><text:span text:style-name="T20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4" draw:text-style-name="P62" draw:layer="layout" svg:width="11.2cm" svg:height="11.4cm" svg:x="1.2cm" svg:y="6.8cm">
          <text:p text:style-name="P61"><text:span text:style-name="T14">// patscc mt9x9.dats -o mt9x9 &amp;&amp; ./mt9x9</text:span></text:p>
          <text:p text:style-name="P61"><text:span text:style-name="T16"/></text:p>
          <text:p text:style-name="P61"><text:span text:style-name="T39">#include "share/atspre_staload.hats"</text:span></text:p>
          <text:p text:style-name="P61"><text:span text:style-name="T39">implement main0() = block(1) where {</text:span></text:p>
          <text:p text:style-name="P61"><text:span text:style-name="T39"><text:s text:c="4"/></text:span><text:span text:style-name="T39">fun item(i: int, j: int, k: int): void =</text:span></text:p>
          <text:p text:style-name="P61"><text:span text:style-name="T39"><text:s text:c="8"/></text:span><text:span text:style-name="T39">if k &lt;= i+2 then (</text:span></text:p>
          <text:p text:style-name="P61"><text:span text:style-name="T39"><text:s text:c="12"/></text:span><text:span text:style-name="T39">print!(k, "x", j, "=",</text:span></text:p>
          <text:p text:style-name="P61"><text:span text:style-name="T39"><text:s text:c="16"/></text:span><text:span text:style-name="T39">(if k*j &lt; 10 then " " else ""): string, k*j, "\t");</text:span></text:p>
          <text:p text:style-name="P61"><text:span text:style-name="T39"><text:s text:c="12"/></text:span><text:span text:style-name="T39">item(i, j, k+1)</text:span></text:p>
          <text:p text:style-name="P61"><text:span text:style-name="T39"><text:s text:c="8"/></text:span><text:span text:style-name="T39">)</text:span></text:p>
          <text:p text:style-name="P61"><text:span text:style-name="T39"><text:s text:c="4"/></text:span><text:span text:style-name="T39">fun line(i: int, j: int): void =</text:span></text:p>
          <text:p text:style-name="P61"><text:span text:style-name="T39"><text:s text:c="8"/></text:span><text:span text:style-name="T39">if j &lt;= 9 then (</text:span></text:p>
          <text:p text:style-name="P61"><text:span text:style-name="T39"><text:s text:c="12"/></text:span><text:span text:style-name="T39">item(i, j, i);</text:span></text:p>
          <text:p text:style-name="P61"><text:span text:style-name="T39"><text:s text:c="12"/></text:span><text:span text:style-name="T39">print("\n");</text:span></text:p>
          <text:p text:style-name="P61"><text:span text:style-name="T39"><text:s text:c="12"/></text:span><text:span text:style-name="T39">line(i, j+1)</text:span></text:p>
          <text:p text:style-name="P61"><text:span text:style-name="T39"><text:s text:c="8"/></text:span><text:span text:style-name="T39">)</text:span></text:p>
          <text:p text:style-name="P61"><text:span text:style-name="T39"><text:s text:c="4"/></text:span><text:span text:style-name="T39">fun block(i: int): void =</text:span></text:p>
          <text:p text:style-name="P61"><text:span text:style-name="T39"><text:s text:c="8"/></text:span><text:span text:style-name="T39">if i &lt;= 9 then (</text:span></text:p>
          <text:p text:style-name="P61"><text:span text:style-name="T39"><text:s text:c="12"/></text:span><text:span text:style-name="T39">line(i, 1);</text:span></text:p>
          <text:p text:style-name="P61"><text:span text:style-name="T39"><text:s text:c="12"/></text:span><text:span text:style-name="T39">print_newline();</text:span></text:p>
          <text:p text:style-name="P61"><text:span text:style-name="T39"><text:s text:c="12"/></text:span><text:span text:style-name="T39">block(i+3)</text:span></text:p>
          <text:p text:style-name="P61"><text:span text:style-name="T39"><text:s text:c="8"/></text:span><text:span text:style-name="T39">)</text:span></text:p>
          <text:p text:style-name="P61"><text:span text:style-name="T3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64" draw:layer="layout" svg:width="11.2cm" svg:height="11.4cm" svg:x="1.2cm" svg:y="6.8cm">
          <text:p text:style-name="P63"><text:span text:style-name="T14">// grain mt9x9.gr || grain run mt9x9.gr.wasm</text:span></text:p>
          <text:p text:style-name="P63"><text:span text:style-name="T16"/></text:p>
          <text:p text:style-name="P63"><text:span text:style-name="T15">import File from "sys/file"</text:span></text:p>
          <text:p text:style-name="P63"><text:span text:style-name="T15">import Range from "range"</text:span></text:p>
          <text:p text:style-name="P63"><text:span text:style-name="T15">let item = (j, k) =&gt; {</text:span></text:p>
          <text:p text:style-name="P63"><text:span text:style-name="T15"><text:s text:c="2"/></text:span><text:span text:style-name="T15">File.fdWrite(File.stdout, toString(k) ++ "x")</text:span></text:p>
          <text:p text:style-name="P63"><text:span text:style-name="T15"><text:s text:c="2"/></text:span><text:span text:style-name="T15">File.fdWrite(File.stdout, toString(j) ++ "=")</text:span></text:p>
          <text:p text:style-name="P63"><text:span text:style-name="T15"><text:s text:c="2"/></text:span><text:span text:style-name="T15">if (k*j &lt; 10) {</text:span></text:p>
          <text:p text:style-name="P63"><text:span text:style-name="T15"><text:s text:c="4"/></text:span><text:span text:style-name="T15">File.fdWrite(File.stdout, " " ++ toString(k*j) ++ "\t")</text:span></text:p>
          <text:p text:style-name="P63"><text:span text:style-name="T15"><text:s text:c="2"/></text:span><text:span text:style-name="T15">} else {</text:span></text:p>
          <text:p text:style-name="P63"><text:span text:style-name="T15"><text:s text:c="4"/></text:span><text:span text:style-name="T15">File.fdWrite(File.stdout, toString(k*j) ++ "\t")</text:span></text:p>
          <text:p text:style-name="P63"><text:span text:style-name="T15"><text:s text:c="2"/></text:span><text:span text:style-name="T15">}</text:span></text:p>
          <text:p text:style-name="P63"><text:span text:style-name="T15"><text:s text:c="2"/></text:span><text:span text:style-name="T15">void</text:span></text:p>
          <text:p text:style-name="P63"><text:span text:style-name="T15">}</text:span></text:p>
          <text:p text:style-name="P63"><text:span text:style-name="T15">let line = (i, j) =&gt; {</text:span></text:p>
          <text:p text:style-name="P63"><text:span text:style-name="T15"><text:s text:c="2"/></text:span><text:span text:style-name="T15">Range.forEach(k =&gt; item(j, k), Range.Inclusive(i, i+2))</text:span></text:p>
          <text:p text:style-name="P63"><text:span text:style-name="T15"><text:s text:c="2"/></text:span><text:span text:style-name="T15">print("")</text:span></text:p>
          <text:p text:style-name="P63"><text:span text:style-name="T15">}</text:span></text:p>
          <text:p text:style-name="P63"><text:span text:style-name="T15">let block = (i) =&gt; {</text:span></text:p>
          <text:p text:style-name="P63"><text:span text:style-name="T15"><text:s text:c="2"/></text:span><text:span text:style-name="T15">Range.forEach(j =&gt; line(i*3+1, j), Range.Inclusive(1, 9))</text:span></text:p>
          <text:p text:style-name="P63"><text:span text:style-name="T15"><text:s text:c="2"/></text:span><text:span text:style-name="T15">print("")</text:span></text:p>
          <text:p text:style-name="P63"><text:span text:style-name="T15">}</text:span></text:p>
          <text:p text:style-name="P63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5" draw:layer="layout" svg:width="11.2cm" svg:height="11.4cm" svg:x="13.154cm" svg:y="6.8cm">
          <text:p text:style-name="P24"><text:span text:style-name="T14">#!/usr/bin/dc</text:span></text:p>
          <text:p text:style-name="P24"><text:span text:style-name="T14">[ ./mt9x9.dc || dc mt9x9.dc ]sz</text:span></text:p>
          <text:p text:style-name="P24"><text:span text:style-name="T18"/></text:p>
          <text:p text:style-name="P24"><text:span text:style-name="T15">[32 P]sS</text:span></text:p>
          <text:p text:style-name="P24"><text:span text:style-name="T15">[</text:span></text:p>
          <text:p text:style-name="P24"><text:span text:style-name="T15"><text:s/></text:span><text:span text:style-name="T15">lk n [x] P lj n [=] P lk lj * d 9 !&lt;S n 9 P</text:span></text:p>
          <text:p text:style-name="P24"><text:span text:style-name="T15"><text:s/></text:span><text:span text:style-name="T15">lk 1 + d sk li 2 + !&lt;K</text:span></text:p>
          <text:p text:style-name="P24"><text:span text:style-name="T15">]sK</text:span></text:p>
          <text:p text:style-name="P24"><text:span text:style-name="T15">[</text:span></text:p>
          <text:p text:style-name="P24"><text:span text:style-name="T15"><text:s/></text:span><text:span text:style-name="T15">li d sk lK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j 1 + d sj 9 !&lt;J</text:span></text:p>
          <text:p text:style-name="P24"><text:span text:style-name="T15">]sJ</text:span></text:p>
          <text:p text:style-name="P24"><text:span text:style-name="T15">[</text:span></text:p>
          <text:p text:style-name="P24"><text:span text:style-name="T15"><text:s/></text:span><text:span text:style-name="T15">1 d sj lJ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i 3 + d si 9 !&lt;I</text:span></text:p>
          <text:p text:style-name="P24"><text:span text:style-name="T15">]sI</text:span></text:p>
          <text:p text:style-name="P24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4cm" svg:height="1.759cm" svg:x="17.8cm" svg:y="4.8cm">
          <draw:text-box>
            <text:p><text:span text:style-name="T17">D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9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6" draw:layer="layout" svg:width="11.2cm" svg:height="11.4cm" svg:x="1.2cm" svg:y="6.8cm">
          <text:p text:style-name="P65"><text:span text:style-name="T14">#! /usr/bin/gforth</text:span></text:p>
          <text:p text:style-name="P65"><text:span text:style-name="T14">\ ./mt9x9.fth || gforth mt9x9.fth</text:span></text:p>
          <text:p text:style-name="P65"><text:span text:style-name="T22"/></text:p>
          <text:p text:style-name="P65"><text:span text:style-name="T23">: mt9x9</text:span></text:p>
          <text:p text:style-name="P65"><text:span text:style-name="T23"><text:s text:c="4"/></text:span><text:span text:style-name="T23">10 1 do</text:span></text:p>
          <text:p text:style-name="P65"><text:span text:style-name="T23"><text:s text:c="8"/></text:span><text:span text:style-name="T23">10 1 do</text:span></text:p>
          <text:p text:style-name="P65"><text:span text:style-name="T23"><text:s text:c="12"/></text:span><text:span text:style-name="T23">3 0 do</text:span></text:p>
          <text:p text:style-name="P65"><text:span text:style-name="T23"><text:s text:c="16"/></text:span><text:span text:style-name="T23">i k + 1 u.r 120 emit</text:span></text:p>
          <text:p text:style-name="P65"><text:span text:style-name="T23"><text:s text:c="16"/></text:span><text:span text:style-name="T23">j 1 u.r 61 emit</text:span></text:p>
          <text:p text:style-name="P65"><text:span text:style-name="T23"><text:s text:c="16"/></text:span><text:span text:style-name="T23">i k + j * 2 u.r 9 emit</text:span></text:p>
          <text:p text:style-name="P65"><text:span text:style-name="T23"><text:s text:c="12"/></text:span><text:span text:style-name="T23">loop</text:span></text:p>
          <text:p text:style-name="P65"><text:span text:style-name="T23"><text:s text:c="12"/></text:span><text:span text:style-name="T23">10 emit</text:span></text:p>
          <text:p text:style-name="P65"><text:span text:style-name="T23"><text:s text:c="8"/></text:span><text:span text:style-name="T23">loop</text:span></text:p>
          <text:p text:style-name="P65"><text:span text:style-name="T23"><text:s text:c="8"/></text:span><text:span text:style-name="T23">cr</text:span></text:p>
          <text:p text:style-name="P65"><text:span text:style-name="T23"><text:s text:c="4"/></text:span><text:span text:style-name="T23">3 +loop ;</text:span></text:p>
          <text:p text:style-name="P65"><text:span text:style-name="T23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8" draw:layer="layout" svg:width="11.2cm" svg:height="11.4cm" svg:x="13.151cm" svg:y="6.8cm">
          <text:p text:style-name="P67"><text:span text:style-name="T14">#!/usr/bin/dao</text:span></text:p>
          <text:p text:style-name="P67"><text:span text:style-name="T14"># ./mt9x9.dao || dao mt9x9.dao</text:span></text:p>
          <text:p text:style-name="P67"><text:span text:style-name="T22"/></text:p>
          <text:p text:style-name="P67"><text:span text:style-name="T23">for(var i = 1:3:10) {</text:span></text:p>
          <text:p text:style-name="P67"><text:span text:style-name="T23"><text:s text:c="4"/></text:span><text:span text:style-name="T23">for(var j = 1:10) {</text:span></text:p>
          <text:p text:style-name="P67"><text:span text:style-name="T23"><text:s text:c="8"/></text:span><text:span text:style-name="T23">for(var k in {i, i+1, i+2})</text:span></text:p>
          <text:p text:style-name="P67"><text:span text:style-name="T23"><text:s text:c="12"/></text:span><text:span text:style-name="T23">io.writef("%dx%d=%2d\t", k, j, k*j)</text:span></text:p>
          <text:p text:style-name="P67"><text:span text:style-name="T23"><text:s text:c="8"/></text:span><text:span text:style-name="T23">io.write("\n")</text:span></text:p>
          <text:p text:style-name="P67"><text:span text:style-name="T23"><text:s text:c="4"/></text:span><text:span text:style-name="T23">}</text:span></text:p>
          <text:p text:style-name="P67"><text:span text:style-name="T23"><text:s text:c="4"/></text:span><text:span text:style-name="T23">io.writeln()</text:span></text:p>
          <text:p text:style-name="P6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7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0" draw:layer="layout" svg:width="11.2cm" svg:height="11.4cm" svg:x="1.2cm" svg:y="6.8cm">
          <text:p text:style-name="P69"><text:span text:style-name="T14">// chpl mt9x9.chpl &amp;&amp; ./mt9x9</text:span></text:p>
          <text:p text:style-name="P69"><text:span text:style-name="T16"/></text:p>
          <text:p text:style-name="P69"><text:span text:style-name="T23">for i in 1..9 by 3 {</text:span></text:p>
          <text:p text:style-name="P69"><text:span text:style-name="T23"><text:s text:c="4"/></text:span><text:span text:style-name="T23">for j in 1..9 {</text:span></text:p>
          <text:p text:style-name="P69"><text:span text:style-name="T23"><text:s text:c="8"/></text:span><text:span text:style-name="T23">for k in [i, i+1, i+2] {</text:span></text:p>
          <text:p text:style-name="P69"><text:span text:style-name="T23"><text:s text:c="12"/></text:span><text:span text:style-name="T23">writef("%{#}x%{#}=%{##}\t", k, j, k*j);</text:span></text:p>
          <text:p text:style-name="P69"><text:span text:style-name="T23"><text:s text:c="8"/></text:span><text:span text:style-name="T23">}</text:span></text:p>
          <text:p text:style-name="P69"><text:span text:style-name="T23"><text:s text:c="8"/></text:span><text:span text:style-name="T23">write('\n');</text:span></text:p>
          <text:p text:style-name="P69"><text:span text:style-name="T23"><text:s text:c="4"/></text:span><text:span text:style-name="T23">}</text:span></text:p>
          <text:p text:style-name="P69"><text:span text:style-name="T23"><text:s text:c="4"/></text:span><text:span text:style-name="T23">writeln();</text:span></text:p>
          <text:p text:style-name="P69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2" draw:layer="layout" svg:width="11.2cm" svg:height="11.4cm" svg:x="1.2cm" svg:y="6.8cm">
          <text:p text:style-name="P71"><text:span text:style-name="T40">* pspp mt9x9.sps</text:span></text:p>
          <text:p text:style-name="P71"><text:span text:style-name="T41"/></text:p>
          <text:p text:style-name="P71"><text:span text:style-name="T42">NEW FILE.</text:span></text:p>
          <text:p text:style-name="P71"><text:span text:style-name="T42">INPUT PROGRAM.</text:span></text:p>
          <text:p text:style-name="P71"><text:span text:style-name="T42"><text:s text:c="4"/></text:span><text:span text:style-name="T42">STRING #s #s0 TO #s2 (A6).</text:span></text:p>
          <text:p text:style-name="P71"><text:span text:style-name="T42"><text:s text:c="4"/></text:span><text:span text:style-name="T42">LOOP #i = 1 TO 9 BY 3.</text:span></text:p>
          <text:p text:style-name="P71"><text:span text:style-name="T42"><text:s text:c="8"/></text:span><text:span text:style-name="T42">LOOP #j = 1 TO 9.</text:span></text:p>
          <text:p text:style-name="P71"><text:span text:style-name="T42"><text:s text:c="12"/></text:span><text:span text:style-name="T42">LOOP #k = #i TO #i+2.</text:span></text:p>
          <text:p text:style-name="P71"><text:span text:style-name="T42"><text:s text:c="16"/></text:span><text:span text:style-name="T42">COMPUTE #s = CONCAT(STRING(#k,F1),"x",STRING(#j,F1),"=",STRING(#k*#j,F2)).</text:span></text:p>
          <text:p text:style-name="P71"><text:span text:style-name="T42"><text:s text:c="16"/></text:span><text:span text:style-name="T42">IF(#k = #i) #s0 = #s.</text:span></text:p>
          <text:p text:style-name="P71"><text:span text:style-name="T42"><text:s text:c="16"/></text:span><text:span text:style-name="T42">IF(#k = #i+1) #s1 = #s.</text:span></text:p>
          <text:p text:style-name="P71"><text:span text:style-name="T42"><text:s text:c="16"/></text:span><text:span text:style-name="T42">IF(#k = #i+2) #s2 = #s.</text:span></text:p>
          <text:p text:style-name="P71"><text:span text:style-name="T42"><text:s text:c="12"/></text:span><text:span text:style-name="T42">END LOOP.</text:span></text:p>
          <text:p text:style-name="P71"><text:span text:style-name="T42"><text:s text:c="12"/></text:span><text:span text:style-name="T42">PRINT / #s0(A6) " <text:s/>" #s1(A6) " <text:s/>" #s2(A6).</text:span></text:p>
          <text:p text:style-name="P71"><text:span text:style-name="T42"><text:s text:c="8"/></text:span><text:span text:style-name="T42">END LOOP.</text:span></text:p>
          <text:p text:style-name="P71"><text:span text:style-name="T42"><text:s text:c="8"/></text:span><text:span text:style-name="T42">PRINT.</text:span></text:p>
          <text:p text:style-name="P71"><text:span text:style-name="T42"><text:s text:c="4"/></text:span><text:span text:style-name="T42">END LOOP.</text:span></text:p>
          <text:p text:style-name="P71"><text:span text:style-name="T42"><text:s text:c="4"/></text:span><text:span text:style-name="T42">WRITE.</text:span></text:p>
          <text:p text:style-name="P71"><text:span text:style-name="T42"><text:s text:c="4"/></text:span><text:span text:style-name="T42">END FILE.</text:span></text:p>
          <text:p text:style-name="P71"><text:span text:style-name="T42">END INPUT PROGRAM.</text:span></text:p>
          <text:p text:style-name="P71"><text:span text:style-name="T42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4" draw:layer="layout" svg:width="11.2cm" svg:height="11.4cm" svg:x="13.154cm" svg:y="6.8cm">
          <text:p text:style-name="P73"><text:span text:style-name="T14"/></text:p>
          <text:p text:style-name="P73"><text:span text:style-name="T14">-- ghdl -c mt9x9.vhd -e mt9x9 &amp;&amp; ./mt9x9</text:span></text:p>
          <text:p text:style-name="P73"><text:span text:style-name="T18"/></text:p>
          <text:p text:style-name="P73"><text:span text:style-name="T18">LIBRARY std;</text:span></text:p>
          <text:p text:style-name="P73"><text:span text:style-name="T18">USE std.TEXTIO.all;</text:span></text:p>
          <text:p text:style-name="P73"><text:span text:style-name="T18">entity mt9x9 is</text:span></text:p>
          <text:p text:style-name="P73"><text:span text:style-name="T18">end mt9x9;</text:span></text:p>
          <text:p text:style-name="P73"><text:span text:style-name="T18">architecture mt9x9 of mt9x9 is</text:span></text:p>
          <text:p text:style-name="P73"><text:span text:style-name="T18">begin</text:span></text:p>
          <text:p text:style-name="P73"><text:span text:style-name="T18"><text:s text:c="4"/></text:span><text:span text:style-name="T18">process</text:span></text:p>
          <text:p text:style-name="P73"><text:span text:style-name="T18"><text:s text:c="8"/></text:span><text:span text:style-name="T18">variable i, j, k: integer;</text:span></text:p>
          <text:p text:style-name="P73"><text:span text:style-name="T18"><text:s text:c="8"/></text:span><text:span text:style-name="T18">variable s: line;</text:span></text:p>
          <text:p text:style-name="P73"><text:span text:style-name="T18"><text:s text:c="4"/></text:span><text:span text:style-name="T18">begin</text:span></text:p>
          <text:p text:style-name="P73"><text:span text:style-name="T18"><text:s text:c="8"/></text:span><text:span text:style-name="T18">for i in 1 to 9 loop</text:span></text:p>
          <text:p text:style-name="P73"><text:span text:style-name="T18"><text:s text:c="12"/></text:span><text:span text:style-name="T18">next when i mod 3 /= 1;</text:span></text:p>
          <text:p text:style-name="P73"><text:span text:style-name="T18"><text:s text:c="12"/></text:span><text:span text:style-name="T18">for j in 1 to 9 loop</text:span></text:p>
          <text:p text:style-name="P73"><text:span text:style-name="T18"><text:s text:c="16"/></text:span><text:span text:style-name="T18">for k in i to i+2 loop</text:span></text:p>
          <text:p text:style-name="P73"><text:span text:style-name="T18"><text:s text:c="20"/></text:span><text:span text:style-name="T18">write(s, k);</text:span></text:p>
          <text:p text:style-name="P73"><text:span text:style-name="T18"><text:s text:c="20"/></text:span><text:span text:style-name="T18">write(s, 'x');</text:span></text:p>
          <text:p text:style-name="P73"><text:span text:style-name="T18"><text:s text:c="20"/></text:span><text:span text:style-name="T18">write(s, j);</text:span></text:p>
          <text:p text:style-name="P73"><text:span text:style-name="T18"><text:s text:c="20"/></text:span><text:span text:style-name="T18">write(s, '=');</text:span></text:p>
          <text:p text:style-name="P73"><text:span text:style-name="T18"><text:s text:c="20"/></text:span><text:span text:style-name="T18">write(s, k*j, right, 2);</text:span></text:p>
          <text:p text:style-name="P73"><text:span text:style-name="T18"><text:s text:c="20"/></text:span><text:span text:style-name="T18">write(s, character'val(9));</text:span></text:p>
          <text:p text:style-name="P73"><text:span text:style-name="T18"><text:s text:c="16"/></text:span><text:span text:style-name="T18">end loop;</text:span></text:p>
          <text:p text:style-name="P73"><text:span text:style-name="T18"><text:s text:c="16"/></text:span><text:span text:style-name="T18">writeline(OUTPUT, s);</text:span></text:p>
          <text:p text:style-name="P73"><text:span text:style-name="T18"><text:s text:c="12"/></text:span><text:span text:style-name="T18">end loop;</text:span></text:p>
          <text:p text:style-name="P73"><text:span text:style-name="T18"><text:s text:c="12"/></text:span><text:span text:style-name="T18">write(s, character'val(0));</text:span></text:p>
          <text:p text:style-name="P73"><text:span text:style-name="T18"><text:s text:c="12"/></text:span><text:span text:style-name="T18">writeline(OUTPUT, s);</text:span></text:p>
          <text:p text:style-name="P73"><text:span text:style-name="T18"><text:s text:c="8"/></text:span><text:span text:style-name="T18">end loop;</text:span></text:p>
          <text:p text:style-name="P73"><text:span text:style-name="T18"><text:s text:c="8"/></text:span><text:span text:style-name="T18">wait;</text:span></text:p>
          <text:p text:style-name="P73"><text:span text:style-name="T18"><text:s text:c="4"/></text:span><text:span text:style-name="T18">end process;</text:span></text:p>
          <text:p text:style-name="P73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ampl</text:span></text:p>
          <text:p text:style-name="P41"><text:span text:style-name="T19"># ./mt9x9.run || ampl mt9x9.run</text:span></text:p>
          <text:p text:style-name="P41"><text:span text:style-name="T31"/></text:p>
          <text:p text:style-name="P41"><text:span text:style-name="T23">for {i in 1 .. 9 by 3} {</text:span></text:p>
          <text:p text:style-name="P41"><text:span text:style-name="T23"><text:s text:c="4"/></text:span><text:span text:style-name="T23">for {j in 1 .. 9} {</text:span></text:p>
          <text:p text:style-name="P41"><text:span text:style-name="T23"><text:s text:c="8"/></text:span><text:span text:style-name="T23">for {k in {i, i+1, i+2}} {</text:span></text:p>
          <text:p text:style-name="P41"><text:span text:style-name="T23"><text:s text:c="12"/></text:span><text:span text:style-name="T23">printf "%dx%d=%2d\t", k, j, k*j;</text:span></text:p>
          <text:p text:style-name="P41"><text:span text:style-name="T23"><text:s text:c="8"/></text:span><text:span text:style-name="T23">}</text:span></text:p>
          <text:p text:style-name="P41"><text:span text:style-name="T23"><text:s text:c="8"/></text:span><text:span text:style-name="T23">printf "\n";</text:span></text:p>
          <text:p text:style-name="P41"><text:span text:style-name="T23"><text:s text:c="4"/></text:span><text:span text:style-name="T23">}</text:span></text:p>
          <text:p text:style-name="P41"><text:span text:style-name="T23"><text:s text:c="4"/></text:span><text:span text:style-name="T23">printf "\n";</text:span></text:p>
          <text:p text:style-name="P41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mumps</text:span></text:p>
          <text:p text:style-name="P41"><text:span text:style-name="T19">; ./mt9x9.mps || mumps mt9x9.mps</text:span></text:p>
          <text:p text:style-name="P41"><text:span text:style-name="T31"/></text:p>
          <text:p text:style-name="P41"><text:span text:style-name="T23">mt9x9</text:span></text:p>
          <text:p text:style-name="P41"><text:span text:style-name="T23"><text:s/></text:span><text:span text:style-name="T23">for i=1:3:9 do</text:span></text:p>
          <text:p text:style-name="P41"><text:span text:style-name="T23"><text:s/></text:span><text:span text:style-name="T23">. for j=1:1:9 do</text:span></text:p>
          <text:p text:style-name="P41"><text:span text:style-name="T23"><text:s/></text:span><text:span text:style-name="T23">.. for k=i,i+1,i+2 do</text:span></text:p>
          <text:p text:style-name="P41"><text:span text:style-name="T23"><text:s/></text:span><text:span text:style-name="T23">... write k,"x",j,"=",$justify(k*j,2),$char(9)</text:span></text:p>
          <text:p text:style-name="P41"><text:span text:style-name="T23"><text:s/></text:span><text:span text:style-name="T23">.. write $char(10)</text:span></text:p>
          <text:p text:style-name="P41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\: zoem -i mt9x9</text:span></text:p>
          <text:p text:style-name="P39"><text:span text:style-name="T18"/></text:p>
          <text:p text:style-name="P39"><text:span text:style-name="T15">\set{i}{1}</text:span></text:p>
          <text:p text:style-name="P39"><text:span text:style-name="T15">\while{\let{\i &lt;= 9}}{</text:span></text:p>
          <text:p text:style-name="P39"><text:span text:style-name="T15"><text:s text:c="4"/></text:span><text:span text:style-name="T15">\set{j}{1}</text:span></text:p>
          <text:p text:style-name="P39"><text:span text:style-name="T15"><text:s text:c="4"/></text:span><text:span text:style-name="T15">\while{\let{\j &lt;= 9}}{</text:span></text:p>
          <text:p text:style-name="P39"><text:span text:style-name="T15"><text:s text:c="8"/></text:span><text:span text:style-name="T15">\set{k}{\i}</text:span></text:p>
          <text:p text:style-name="P39"><text:span text:style-name="T15"><text:s text:c="8"/></text:span><text:span text:style-name="T15">\set{K}{0}</text:span></text:p>
          <text:p text:style-name="P39"><text:span text:style-name="T15"><text:s text:c="8"/></text:span><text:span text:style-name="T15">\while{\let{\K &lt;= 2}}{</text:span></text:p>
          <text:p text:style-name="P39"><text:span text:style-name="T15"><text:s text:c="12"/></text:span><text:span text:style-name="T15">\setx{k}{\let{\i + \K}}</text:span></text:p>
          <text:p text:style-name="P39"><text:span text:style-name="T15"><text:s text:c="12"/></text:span><text:span text:style-name="T15">\write{-}{txt}{\k\,x\j\,=}</text:span></text:p>
          <text:p text:style-name="P39"><text:span text:style-name="T15"><text:s text:c="12"/></text:span><text:span text:style-name="T15">\set{s}{\let{\k * \j}}</text:span></text:p>
          <text:p text:style-name="P39"><text:span text:style-name="T15"><text:s text:c="12"/></text:span><text:span text:style-name="T15">\if{\let{\s &lt; 10}}{\write{-}{txt}{ }}{}</text:span></text:p>
          <text:p text:style-name="P39"><text:span text:style-name="T15"><text:s text:c="12"/></text:span><text:span text:style-name="T15">\write{-}{txt}{\s <text:s/>}</text:span></text:p>
          <text:p text:style-name="P39"><text:span text:style-name="T15"><text:s text:c="12"/></text:span><text:span text:style-name="T15">\setx{K}{\let{\K + 1}}</text:span></text:p>
          <text:p text:style-name="P39"><text:span text:style-name="T15"><text:s text:c="8"/></text:span><text:span text:style-name="T15">}</text:span></text:p>
          <text:p text:style-name="P39"><text:span text:style-name="T15"><text:s text:c="8"/></text:span><text:span text:style-name="T15">\write{-}{txt}{\|}</text:span></text:p>
          <text:p text:style-name="P39"><text:span text:style-name="T15"><text:s text:c="8"/></text:span><text:span text:style-name="T15">\setx{j}{\let{\j + 1}}</text:span></text:p>
          <text:p text:style-name="P39"><text:span text:style-name="T15"><text:s text:c="4"/></text:span><text:span text:style-name="T15">}</text:span></text:p>
          <text:p text:style-name="P39"><text:span text:style-name="T15"><text:s text:c="4"/></text:span><text:span text:style-name="T15">\write{-}{txt}{\|}</text:span></text:p>
          <text:p text:style-name="P39"><text:span text:style-name="T15"><text:s text:c="4"/></text:span><text:span text:style-name="T15">\setx{i}{\let{\i + 3}}</text:span></text:p>
          <text:p text:style-name="P3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9" draw:text-style-name="P76" draw:layer="layout" svg:width="11.2cm" svg:height="11.4cm" svg:x="13.15cm" svg:y="6.8cm">
          <text:p text:style-name="P75"><text:span text:style-name="T28">-- sqlite3 &lt; mt9x9.sql</text:span></text:p>
          <text:p text:style-name="P75"><text:span text:style-name="T43"/></text:p>
          <text:p text:style-name="P75"><text:span text:style-name="T29">.mode tabs</text:span></text:p>
          <text:p text:style-name="P75"><text:span text:style-name="T29">CREATE TABLE t(j INT, i INT);</text:span></text:p>
          <text:p text:style-name="P75"><text:span text:style-name="T29">WITH RECURSIVE </text:span></text:p>
          <text:p text:style-name="P75"><text:span text:style-name="T29"><text:s text:c="2"/></text:span><text:span text:style-name="T29">for(j) AS (VALUES(1) UNION ALL SELECT j+1 FROM for WHERE j &lt; 9)</text:span></text:p>
          <text:p text:style-name="P75"><text:span text:style-name="T29">INSERT INTO t SELECT j, 1 FROM for;</text:span></text:p>
          <text:p text:style-name="P75"><text:span text:style-name="T29">SELECT i||'x'||j||'='||SUBSTR(' '||(i*j),-2,2),</text:span></text:p>
          <text:p text:style-name="P75"><text:span text:style-name="T29"><text:s text:c="7"/></text:span><text:span text:style-name="T29">(i+1)||'x'||j||'='||SUBSTR(' '||((i+1)*j),-2,2),</text:span></text:p>
          <text:p text:style-name="P75"><text:span text:style-name="T29"><text:s text:c="7"/></text:span><text:span text:style-name="T29">(i+2)||'x'||j||'='||SUBSTR(' '||((i+2)*j),-2,2) FROM t;</text:span></text:p>
          <text:p text:style-name="P75"><text:span text:style-name="T29">SELECT '';</text:span></text:p>
          <text:p text:style-name="P75"><text:span text:style-name="T29">UPDATE t SET i = i + 3;</text:span></text:p>
          <text:p text:style-name="P75"><text:span text:style-name="T29">SELECT i||'x'||j||'='||SUBSTR(' '||(i*j),-2,2),</text:span></text:p>
          <text:p text:style-name="P75"><text:span text:style-name="T29"><text:s text:c="7"/></text:span><text:span text:style-name="T29">(i+1)||'x'||j||'='||SUBSTR(' '||((i+1)*j),-2,2),</text:span></text:p>
          <text:p text:style-name="P75"><text:span text:style-name="T29"><text:s text:c="7"/></text:span><text:span text:style-name="T29">(i+2)||'x'||j||'='||SUBSTR(' '||((i+2)*j),-2,2) FROM t;</text:span></text:p>
          <text:p text:style-name="P75"><text:span text:style-name="T29">SELECT '';</text:span></text:p>
          <text:p text:style-name="P75"><text:span text:style-name="T29">UPDATE t SET i = i + 3;</text:span></text:p>
          <text:p text:style-name="P75"><text:span text:style-name="T29">SELECT i||'x'||j||'='||SUBSTR(' '||(i*j),-2,2),</text:span></text:p>
          <text:p text:style-name="P75"><text:span text:style-name="T29"><text:s text:c="7"/></text:span><text:span text:style-name="T29">(i+1)||'x'||j||'='||SUBSTR(' '||((i+1)*j),-2,2),</text:span></text:p>
          <text:p text:style-name="P75"><text:span text:style-name="T29"><text:s text:c="7"/></text:span><text:span text:style-name="T29">(i+2)||'x'||j||'='||SUBSTR(' '||((i+2)*j),-2,2) FROM t;</text:span></text:p>
          <text:p text:style-name="P75"><text:span text:style-name="T29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7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9" draw:layer="layout" svg:width="11.2cm" svg:height="11.4cm" svg:x="1.2cm" svg:y="6.8cm">
          <text:p text:style-name="P57"><text:span text:style-name="T19">*&gt; cobc -Fx mt9x9.cob &amp;&amp; ./mt9x9 || cobc -Fxj mt9x9.cob</text:span></text:p>
          <text:p text:style-name="P57"><text:span text:style-name="T31"/></text:p>
          <text:p text:style-name="P57"><text:span text:style-name="T21">identification division.</text:span></text:p>
          <text:p text:style-name="P57"><text:span text:style-name="T21">program-id. mt9x9.</text:span></text:p>
          <text:p text:style-name="P57"><text:span text:style-name="T21">data division.</text:span></text:p>
          <text:p text:style-name="P57"><text:span text:style-name="T21">working-storage section.</text:span></text:p>
          <text:p text:style-name="P57"><text:span text:style-name="T21">01 i pic 9.</text:span></text:p>
          <text:p text:style-name="P57"><text:span text:style-name="T21">01 j pic 9.</text:span></text:p>
          <text:p text:style-name="P57"><text:span text:style-name="T21">01 k pic 9.</text:span></text:p>
          <text:p text:style-name="P57"><text:span text:style-name="T21">01 l pic 9.</text:span></text:p>
          <text:p text:style-name="P57"><text:span text:style-name="T21">01 kj pic z9.</text:span></text:p>
          <text:p text:style-name="P57"><text:span text:style-name="T21">procedure division.</text:span></text:p>
          <text:p text:style-name="P57"><text:span text:style-name="T21">perform varying i from 0 by 3 until i greater than 8</text:span></text:p>
          <text:p text:style-name="P57"><text:span text:style-name="T21"><text:s text:c="4"/></text:span><text:span text:style-name="T21">perform with test after varying j from 1 by 1 until j equal 9</text:span></text:p>
          <text:p text:style-name="P57"><text:span text:style-name="T21"><text:s text:c="8"/></text:span><text:span text:style-name="T21">perform varying l from 1 by 1 until l greater than 3</text:span></text:p>
          <text:p text:style-name="P57"><text:span text:style-name="T21"><text:s text:c="12"/></text:span><text:span text:style-name="T21">add i l giving k</text:span></text:p>
          <text:p text:style-name="P57"><text:span text:style-name="T21"><text:s text:c="12"/></text:span><text:span text:style-name="T21">multiply k by j giving kj</text:span></text:p>
          <text:p text:style-name="P57"><text:span text:style-name="T21"><text:s text:c="12"/></text:span><text:span text:style-name="T21">display k "x" j "=" kj x"09" with no advancing</text:span></text:p>
          <text:p text:style-name="P57"><text:span text:style-name="T21"><text:s text:c="8"/></text:span><text:span text:style-name="T21">end-perform</text:span></text:p>
          <text:p text:style-name="P57"><text:span text:style-name="T21"><text:s text:c="8"/></text:span><text:span text:style-name="T21">display x"0a" with no advancing</text:span></text:p>
          <text:p text:style-name="P57"><text:span text:style-name="T21"><text:s text:c="4"/></text:span><text:span text:style-name="T21">end-perform</text:span></text:p>
          <text:p text:style-name="P57"><text:span text:style-name="T21"><text:s text:c="4"/></text:span><text:span text:style-name="T21">display x"00"</text:span></text:p>
          <text:p text:style-name="P57"><text:span text:style-name="T21">end-perform</text:span></text:p>
          <text:p text:style-name="P57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9" draw:text-style-name="P79" draw:layer="layout" svg:width="11.2cm" svg:height="11.4cm" svg:x="13.21cm" svg:y="6.8cm">
          <text:p text:style-name="P78"><text:span text:style-name="T19">% sisalc -fileio mt9x9.sis -o mt9x9 &amp;&amp; ./mt9x9</text:span></text:p>
          <text:p text:style-name="P78"><text:span text:style-name="T26"/></text:p>
          <text:p text:style-name="P78"><text:span text:style-name="T20">define main</text:span></text:p>
          <text:p text:style-name="P78"><text:span text:style-name="T20">type string = array[character];</text:span></text:p>
          <text:p text:style-name="P78"><text:span text:style-name="T20">function main(returns string)</text:span></text:p>
          <text:p text:style-name="P78"><text:span text:style-name="T20"><text:s text:c="4"/></text:span><text:span text:style-name="T20">for i in array[1: 1, 4, 7] cross j in 1, 9 cross k in i, i+2</text:span></text:p>
          <text:p text:style-name="P78"><text:span text:style-name="T20"><text:s text:c="8"/></text:span><text:span text:style-name="T20">s := array[1: character(48+k),'x',character(48+j),'='] ||</text:span></text:p>
          <text:p text:style-name="P78"><text:span text:style-name="T20"><text:s text:c="8"/></text:span><text:span text:style-name="T20">if k*j &lt; 10 then</text:span></text:p>
          <text:p text:style-name="P78"><text:span text:style-name="T20"><text:s text:c="12"/></text:span><text:span text:style-name="T20">array[1: ' ',character(48+k*j)]</text:span></text:p>
          <text:p text:style-name="P78"><text:span text:style-name="T20"><text:s text:c="8"/></text:span><text:span text:style-name="T20">else</text:span></text:p>
          <text:p text:style-name="P78"><text:span text:style-name="T20"><text:s text:c="12"/></text:span><text:span text:style-name="T20">array[1: character(48+k*j/10),character(48+mod(k*j,10))]</text:span></text:p>
          <text:p text:style-name="P78"><text:span text:style-name="T20"><text:s text:c="8"/></text:span><text:span text:style-name="T20">end if ||</text:span></text:p>
          <text:p text:style-name="P78"><text:span text:style-name="T20"><text:s text:c="8"/></text:span><text:span text:style-name="T20">if k ~= i+2 then</text:span></text:p>
          <text:p text:style-name="P78"><text:span text:style-name="T20"><text:s text:c="12"/></text:span><text:span text:style-name="T20">array[1: '\t']</text:span></text:p>
          <text:p text:style-name="P78"><text:span text:style-name="T20"><text:s text:c="8"/></text:span><text:span text:style-name="T20">elseif j = 9 then</text:span></text:p>
          <text:p text:style-name="P78"><text:span text:style-name="T20"><text:s text:c="12"/></text:span><text:span text:style-name="T20">array[1: '\n','\n']</text:span></text:p>
          <text:p text:style-name="P78"><text:span text:style-name="T20"><text:s text:c="8"/></text:span><text:span text:style-name="T20">else</text:span></text:p>
          <text:p text:style-name="P78"><text:span text:style-name="T20"><text:s text:c="12"/></text:span><text:span text:style-name="T20">array[1: '\n']</text:span></text:p>
          <text:p text:style-name="P78"><text:span text:style-name="T20"><text:s text:c="8"/></text:span><text:span text:style-name="T20">end if</text:span></text:p>
          <text:p text:style-name="P78"><text:span text:style-name="T20"><text:s text:c="8"/></text:span><text:span text:style-name="T20">returns</text:span></text:p>
          <text:p text:style-name="P78"><text:span text:style-name="T20"><text:s text:c="12"/></text:span><text:span text:style-name="T20">value of catenate s</text:span></text:p>
          <text:p text:style-name="P78"><text:span text:style-name="T20"><text:s text:c="4"/></text:span><text:span text:style-name="T20">end for </text:span></text:p>
          <text:p text:style-name="P78"><text:span text:style-name="T20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1" draw:layer="layout" svg:width="11.2cm" svg:height="11.4cm" svg:x="1.2cm" svg:y="6.8cm">
          <text:p text:style-name="P80"><text:span text:style-name="T32">/* cantonese mt9x9.cantonese */</text:span></text:p>
          <text:p text:style-name="P80"><text:span text:style-name="T33"/></text:p>
          <text:p text:style-name="P80"><text:span text:style-name="T34">|</text:span><text:span text:style-name="T34">甲</text:span><text:span text:style-name="T34">| </text:span><text:span text:style-name="T34">從 </text:span><text:span text:style-name="T34">0 </text:span><text:span text:style-name="T34">行到 </text:span><text:span text:style-name="T34">3</text:span></text:p>
          <text:p text:style-name="P80"><text:span text:style-name="T34"><text:s text:c="4"/></text:span><text:span text:style-name="T34">|</text:span><text:span text:style-name="T34">乙</text:span><text:span text:style-name="T34">| </text:span><text:span text:style-name="T34">從 </text:span><text:span text:style-name="T34">1 </text:span><text:span text:style-name="T34">行到 </text:span><text:span text:style-name="T34">10</text:span></text:p>
          <text:p text:style-name="P80"><text:span text:style-name="T34"><text:s text:c="8"/></text:span><text:span text:style-name="T34">講嘢</text:span><text:span text:style-name="T34">: |</text:span><text:span text:style-name="T34">列</text:span><text:span text:style-name="T34">| </text:span><text:span text:style-name="T34">係 </text:span><text:span text:style-name="T34">""</text:span></text:p>
          <text:p text:style-name="P80"><text:span text:style-name="T34"><text:s text:c="8"/></text:span><text:span text:style-name="T34">|</text:span><text:span text:style-name="T34">丙</text:span><text:span text:style-name="T34">| </text:span><text:span text:style-name="T34">從 </text:span><text:span text:style-name="T34">|</text:span><text:span text:style-name="T34">甲 乘 </text:span><text:span text:style-name="T34">3 </text:span><text:span text:style-name="T34">加 </text:span><text:span text:style-name="T34">1| </text:span><text:span text:style-name="T34">行到 </text:span><text:span text:style-name="T34">|</text:span><text:span text:style-name="T34">甲 乘 </text:span><text:span text:style-name="T34">3 </text:span><text:span text:style-name="T34">加 </text:span><text:span text:style-name="T34">4|</text:span></text:p>
          <text:p text:style-name="P80"><text:span text:style-name="T34"><text:s text:c="12"/></text:span><text:span text:style-name="T34">講嘢</text:span><text:span text:style-name="T34">: |</text:span><text:span text:style-name="T34">列</text:span><text:span text:style-name="T34">| </text:span><text:span text:style-name="T34">係 </text:span><text:span text:style-name="T34">|</text:span><text:span text:style-name="T34">列 加 </text:span><text:span text:style-name="T34">str(</text:span><text:span text:style-name="T34">丙</text:span><text:span text:style-name="T34">) </text:span><text:span text:style-name="T34">加 </text:span><text:span text:style-name="T34">"x" </text:span><text:span text:style-name="T34">加 </text:span><text:span text:style-name="T34">str(</text:span><text:span text:style-name="T34">乙</text:span><text:span text:style-name="T34">) </text:span><text:span text:style-name="T34">加 </text:span><text:span text:style-name="T34">"="|</text:span></text:p>
          <text:p text:style-name="P80"><text:span text:style-name="T34"><text:s text:c="12"/></text:span><text:span text:style-name="T34">如果 </text:span><text:span text:style-name="T34">|</text:span><text:span text:style-name="T34">丙 乘 乙 比唔上 </text:span><text:span text:style-name="T34">10| </text:span><text:span text:style-name="T34">嘅話 </text:span><text:span text:style-name="T34">-&gt; {</text:span></text:p>
          <text:p text:style-name="P80"><text:span text:style-name="T34"><text:s text:c="16"/></text:span><text:span text:style-name="T34">講嘢</text:span><text:span text:style-name="T34">: |</text:span><text:span text:style-name="T34">列</text:span><text:span text:style-name="T34">| </text:span><text:span text:style-name="T34">係 </text:span><text:span text:style-name="T34">|</text:span><text:span text:style-name="T34">列 加 </text:span><text:span text:style-name="T34">" "|</text:span></text:p>
          <text:p text:style-name="P80"><text:span text:style-name="T34"><text:s text:c="12"/></text:span><text:span text:style-name="T34">}</text:span></text:p>
          <text:p text:style-name="P80"><text:span text:style-name="T34"><text:s text:c="12"/></text:span><text:span text:style-name="T34">講嘢</text:span><text:span text:style-name="T34">: |</text:span><text:span text:style-name="T34">列</text:span><text:span text:style-name="T34">| </text:span><text:span text:style-name="T34">係 </text:span><text:span text:style-name="T34">|</text:span><text:span text:style-name="T34">列 加 </text:span><text:span text:style-name="T34">str(</text:span><text:span text:style-name="T34">丙 乘 乙</text:span><text:span text:style-name="T34">) </text:span><text:span text:style-name="T34">加 </text:span><text:span text:style-name="T34">"\t"|</text:span></text:p>
          <text:p text:style-name="P80"><text:span text:style-name="T34"><text:s text:c="8"/></text:span><text:span text:style-name="T34">行晒</text:span></text:p>
          <text:p text:style-name="P80"><text:span text:style-name="T34"><text:s text:c="8"/></text:span><text:span text:style-name="T34">畀我睇下 </text:span><text:span text:style-name="T34">|</text:span><text:span text:style-name="T34">列</text:span><text:span text:style-name="T34">| </text:span><text:span text:style-name="T34">點樣先？</text:span></text:p>
          <text:p text:style-name="P80"><text:span text:style-name="T34"><text:s text:c="4"/></text:span><text:span text:style-name="T34">行晒</text:span></text:p>
          <text:p text:style-name="P80"><text:span text:style-name="T34"><text:s text:c="4"/></text:span><text:span text:style-name="T34">畀我睇下 </text:span><text:span text:style-name="T34">"" </text:span><text:span text:style-name="T34">點樣先？</text:span></text:p>
          <text:p text:style-name="P80"><text:span text:style-name="T34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9" draw:text-style-name="P83" draw:layer="layout" svg:width="11.2cm" svg:height="11.4cm" svg:x="13.21cm" svg:y="6.8cm">
          <text:p text:style-name="P82"><text:span text:style-name="T44">批曰。『</text:span><text:span text:style-name="T44">wenyan mt9x9.wy</text:span><text:span text:style-name="T44">』。</text:span></text:p>
          <text:p text:style-name="P82"><text:span text:style-name="T30"/></text:p>
          <text:p text:style-name="P82"><text:span text:style-name="T45">有數一名之曰「甲」。</text:span></text:p>
          <text:p text:style-name="P82"><text:span text:style-name="T45">恆為是。若「甲」不小於十者乃止也。</text:span></text:p>
          <text:p text:style-name="P82"><text:span text:style-name="T45"><text:s text:c="4"/></text:span><text:span text:style-name="T45">有數一名之曰「乙」。</text:span></text:p>
          <text:p text:style-name="P82"><text:span text:style-name="T45"><text:s text:c="4"/></text:span><text:span text:style-name="T45">恆為是。若「乙」不小於十者乃止也。</text:span></text:p>
          <text:p text:style-name="P82"><text:span text:style-name="T45"><text:s text:c="8"/></text:span><text:span text:style-name="T45">有數「甲」名之曰「丙」。</text:span></text:p>
          <text:p text:style-name="P82"><text:span text:style-name="T45"><text:s text:c="8"/></text:span><text:span text:style-name="T45">吾有一言。名之曰「列」。</text:span></text:p>
          <text:p text:style-name="P82"><text:span text:style-name="T45"><text:s text:c="8"/></text:span><text:span text:style-name="T45">恆為是。若「丙」不小於「甲」加三者乃止也。</text:span></text:p>
          <text:p text:style-name="P82"><text:span text:style-name="T45"><text:s text:c="12"/></text:span><text:span text:style-name="T45">乘「丙」以「乙」名之曰「果」。</text:span></text:p>
          <text:p text:style-name="P82"><text:span text:style-name="T45"><text:s text:c="12"/></text:span><text:span text:style-name="T45">加「列」以「丙」。昔之「列」者今其是矣。</text:span></text:p>
          <text:p text:style-name="P82"><text:span text:style-name="T45"><text:s text:c="12"/></text:span><text:span text:style-name="T45">加「列」以『</text:span><text:span text:style-name="T45">x</text:span><text:span text:style-name="T45">』。昔之「列」者今其是矣。</text:span></text:p>
          <text:p text:style-name="P82"><text:span text:style-name="T45"><text:s text:c="12"/></text:span><text:span text:style-name="T45">加「列」以「乙」。昔之「列」者今其是矣。</text:span></text:p>
          <text:p text:style-name="P82"><text:span text:style-name="T45"><text:s text:c="12"/></text:span><text:span text:style-name="T45">加「列」以『</text:span><text:span text:style-name="T45">=</text:span><text:span text:style-name="T45">』。昔之「列」者今其是矣。</text:span></text:p>
          <text:p text:style-name="P82"><text:span text:style-name="T45"><text:s text:c="12"/></text:span><text:span text:style-name="T45">若「果」小於十者</text:span></text:p>
          <text:p text:style-name="P82"><text:span text:style-name="T45"><text:s text:c="16"/></text:span><text:span text:style-name="T45">加「列」以『 』。昔之「列」者今其是矣也。</text:span></text:p>
          <text:p text:style-name="P82"><text:span text:style-name="T45"><text:s text:c="12"/></text:span><text:span text:style-name="T45">加「列」以「果」。昔之「列」者今其是矣。</text:span></text:p>
          <text:p text:style-name="P82"><text:span text:style-name="T45"><text:s text:c="12"/></text:span><text:span text:style-name="T45">加「列」以『</text:span><text:span text:style-name="T45">\t</text:span><text:span text:style-name="T45">』。昔之「列」者今其是矣。</text:span></text:p>
          <text:p text:style-name="P82"><text:span text:style-name="T45"><text:s text:c="12"/></text:span><text:span text:style-name="T45">加「丙」以一。昔之「丙」者今其是矣。</text:span></text:p>
          <text:p text:style-name="P82"><text:span text:style-name="T45"><text:s text:c="8"/></text:span><text:span text:style-name="T45">云云。</text:span></text:p>
          <text:p text:style-name="P82"><text:span text:style-name="T45"><text:s text:c="8"/></text:span><text:span text:style-name="T45">吾有一言。曰「列」。書之。</text:span></text:p>
          <text:p text:style-name="P82"><text:span text:style-name="T45"><text:s text:c="8"/></text:span><text:span text:style-name="T45">加「乙」以一。昔之「乙」者今其是矣。</text:span></text:p>
          <text:p text:style-name="P82"><text:span text:style-name="T45"><text:s text:c="4"/></text:span><text:span text:style-name="T45">云云。</text:span></text:p>
          <text:p text:style-name="P82"><text:span text:style-name="T45"><text:s text:c="4"/></text:span><text:span text:style-name="T45">書之。</text:span></text:p>
          <text:p text:style-name="P82"><text:span text:style-name="T45"><text:s text:c="4"/></text:span><text:span text:style-name="T45">加「甲」以三。昔之「甲」者今其是矣。</text:span></text:p>
          <text:p text:style-name="P82"><text:span text:style-name="T45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84"><text:span text:style-name="T46">Rosetta Code</text:span></text:p>
                <text:p text:style-name="P85"><text:span text:style-name="T47">&lt;https://www.rosettacode.org/wiki/Multiplication_tables&gt;</text:span></text:p>
              </text:list-item>
              <text:list-item>
                <text:p text:style-name="P84"><text:span text:style-name="T46">Learn X in Y minutes</text:span></text:p>
              </text:list-item>
            </text:list>
            <text:list text:style-name="L5">
              <text:list-header>
                <text:p text:style-name="P85"><text:span text:style-name="T47">&lt;https://learnxinyminutes.com/&gt;</text:span></text:p>
              </text:list-header>
            </text:list>
            <text:list text:style-name="L3">
              <text:list-item>
                <text:p text:style-name="P84"><text:span text:style-name="T46">Fibonacci Benchmark</text:span></text:p>
              </text:list-item>
            </text:list>
            <text:list text:style-name="L5">
              <text:list-header>
                <text:p text:style-name="P85"><text:span text:style-name="T47">&lt;https://github.com/drujensen/fib&gt;</text:span></text:p>
              </text:list-header>
            </text:list>
            <text:list text:style-name="L3">
              <text:list-item>
                <text:p text:style-name="P84"><text:span text:style-name="T46">99 Bottles of Beer</text:span></text:p>
              </text:list-item>
            </text:list>
            <text:list text:style-name="L5">
              <text:list-header>
                <text:p text:style-name="P85"><text:span text:style-name="T47">&lt;https://www.99-bottles-of-beer.net/&gt;</text:span></text:p>
              </text:list-header>
            </text:list>
            <text:list text:style-name="L3">
              <text:list-header>
                <text:p text:style-name="P84"><text:span text:style-name="T48"/></text:p>
              </text:list-header>
              <text:list-item>
                <text:p text:style-name="P84"><text:span text:style-name="T46">Excluded target languages</text:span></text:p>
                <text:p text:style-name="P85"><text:span text:style-name="T47">11l, A+, APL, Assembly, Brainfuck, Crack, Elena, Eliza, K, Objective-</text:span><text:span text:style-name="T47">C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87" draw:layer="layout" svg:width="10.508cm" svg:height="3.176cm" svg:x="4.913cm" svg:y="4.525cm" presentation:class="title" presentation:user-transformed="true">
          <draw:text-box>
            <text:p text:style-name="P86"><text:span text:style-name="T49">Thank you!</text:span></text:p>
          </draw:text-box>
        </draw:frame>
        <draw:custom-shape draw:style-name="gr2" draw:text-style-name="P89" draw:layer="layout" svg:width="14.9cm" svg:height="0.896cm" svg:x="10.221cm" svg:y="17.936cm">
          <text:p text:style-name="P88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8" presentation:class="page"/>
          <draw:frame presentation:style-name="pr8" draw:text-style-name="P90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family-generic="roman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variable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family-generic="script" style:font-pitch="variable"/>
    <style:font-face style:name="方正楷體1" svg:font-family="方正楷體" style:font-pitch="fixed"/>
    <style:font-face style:name="方正楷體2" svg:font-family="方正楷體" style:font-family-generic="script" style:font-pitch="fixed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pitch="variable"/>
    <style:font-face style:name="標楷體5" svg:font-family="標楷體" style:font-adornments="標準" style:font-family-generic="script" style:font-pitch="variable"/>
    <style:font-face style:name="標楷體6" svg:font-family="標楷體" style:font-adornments="標準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14-02-17T14:06:43.699510764</meta:creation-date>
    <dc:language>en-US</dc:language>
    <meta:editing-cycles>477</meta:editing-cycles>
    <meta:editing-duration>P5DT22H26M57S</meta:editing-duration>
    <meta:initial-creator>root </meta:initial-creator>
    <dc:date>2023-03-21T14:48:53.778875174</dc:date>
    <meta:document-statistic meta:object-count="666"/>
    <meta:user-defined meta:name="Info 1"/>
    <meta:user-defined meta:name="Info 2"/>
    <meta:user-defined meta:name="Info 3"/>
    <meta:user-defined meta:name="Info 4"/>
  </office:meta>
</office:document-meta>
</file>